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PalatinoLinotype-Roman" svg:font-family="PalatinoLinotype-Roman"/>
    <style:font-face style:name="StarSymbol1"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3" svg:font-family="'Palatino Linotype'" style:font-family-generic="roman"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Preformatted_20_Text">
      <style:paragraph-properties fo:margin-top="0in" fo:margin-bottom="0.1965in"/>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margin-top="0in" fo:margin-bottom="0in" fo:text-indent="0in" style:auto-text-indent="false"/>
    </style:style>
    <style:style style:name="P8" style:family="paragraph" style:parent-style-name="Text_20_body">
      <style:paragraph-properties fo:margin-left="0in" fo:margin-right="0in" fo:margin-top="0in" fo:margin-bottom="0.1402in" fo:text-indent="0in" style:auto-text-indent="false"/>
    </style:style>
    <style:style style:name="P9" style:family="paragraph" style:parent-style-name="Standard">
      <style:text-properties fo:font-weight="bold" style:font-weight-asian="bold" style:font-weight-complex="bold"/>
    </style:style>
    <style:style style:name="P10" style:family="paragraph" style:parent-style-name="Text_20_body">
      <style:paragraph-properties fo:margin-top="0in" fo:margin-bottom="0in"/>
    </style:style>
    <style:style style:name="P11" style:family="paragraph" style:parent-style-name="Preformatted_20_Text">
      <style:paragraph-properties fo:background-color="#ffff99">
        <style:background-image/>
      </style:paragraph-properties>
    </style:style>
    <style:style style:name="P12" style:family="paragraph" style:parent-style-name="Preformatted_20_Text">
      <style:paragraph-properties fo:margin-left="0in" fo:margin-right="0.5in" fo:text-indent="0in" style:auto-text-indent="false"/>
    </style:style>
    <style:style style:name="P13" style:family="paragraph" style:parent-style-name="Standard" style:list-style-name="Numbering_20_1"/>
    <style:style style:name="P14" style:family="paragraph" style:parent-style-name="Standard" style:list-style-name="L15"/>
    <style:style style:name="P15" style:family="paragraph" style:parent-style-name="Standard" style:list-style-name="L16"/>
    <style:style style:name="P16" style:family="paragraph" style:parent-style-name="Standard" style:list-style-name="L16">
      <style:text-properties fo:font-style="italic" style:font-style-asian="italic" style:font-style-complex="italic"/>
    </style:style>
    <style:style style:name="P17" style:family="paragraph" style:parent-style-name="Standard" style:list-style-name="L14">
      <style:paragraph-properties fo:margin-left="0.9846in" fo:margin-right="0in" fo:text-indent="-0.25in" style:auto-text-indent="false"/>
    </style:style>
    <style:style style:name="P18" style:family="paragraph" style:parent-style-name="Heading_20_2">
      <style:paragraph-properties fo:break-before="page"/>
    </style:style>
    <style:style style:name="P19" style:family="paragraph" style:parent-style-name="Heading_20_1" style:master-page-name="First_20_Page">
      <style:paragraph-properties style:page-number="auto"/>
    </style:style>
    <style:style style:name="P20" style:family="paragraph" style:parent-style-name="Text_20_body" style:list-style-name="List_20_1"/>
    <style:style style:name="P21" style:family="paragraph" style:parent-style-name="Text_20_body" style:list-style-name="List_20_1">
      <style:paragraph-properties fo:text-align="start" style:justify-single-word="false"/>
    </style:style>
    <style:style style:name="P22" style:family="paragraph" style:parent-style-name="Text_20_body" style:list-style-name="L1"/>
    <style:style style:name="P23" style:family="paragraph" style:parent-style-name="Text_20_body" style:list-style-name="L3"/>
    <style:style style:name="P24" style:family="paragraph" style:parent-style-name="Text_20_body" style:list-style-name="L3">
      <style:text-properties fo:font-weight="bold" style:font-weight-asian="bold" style:font-weight-complex="bold"/>
    </style:style>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16"/>
    <style:style style:name="P33" style:family="paragraph" style:parent-style-name="Text_20_body" style:list-style-name="L16">
      <style:text-properties fo:font-style="italic" style:font-style-asian="italic" style:font-style-complex="italic"/>
    </style:style>
    <style:style style:name="P34" style:family="paragraph" style:parent-style-name="Text_20_body" style:list-style-name="List_20_1">
      <style:paragraph-properties fo:margin-left="0.4925in" fo:margin-right="0in" fo:margin-top="0in" fo:margin-bottom="0in" fo:text-indent="0in" style:auto-text-indent="false"/>
    </style:style>
    <style:style style:name="P35" style:family="paragraph" style:parent-style-name="Text_20_body" style:list-style-name="List_20_1">
      <style:paragraph-properties fo:margin-left="0.4925in" fo:margin-right="0in" fo:text-indent="0in" style:auto-text-indent="false"/>
    </style:style>
    <style:style style:name="P36" style:family="paragraph" style:parent-style-name="Text_20_body" style:list-style-name="L2">
      <style:paragraph-properties fo:margin-left="0in" fo:margin-right="0in" fo:text-indent="0in" style:auto-text-indent="false"/>
    </style:style>
    <style:style style:name="P37" style:family="paragraph" style:parent-style-name="Text_20_body" style:list-style-name="List_20_1">
      <style:paragraph-properties fo:margin-left="0in" fo:margin-right="0in" fo:text-indent="0in" style:auto-text-indent="false"/>
    </style:style>
    <style:style style:name="P38" style:family="paragraph" style:parent-style-name="Preformatted_20_Text" style:list-style-name="Numbering_20_1"/>
    <style:style style:name="P39" style:family="paragraph" style:parent-style-name="Preformatted_20_Text" style:list-style-name="L13"/>
    <style:style style:name="P40" style:family="paragraph" style:parent-style-name="Preformatted_20_Text" style:list-style-name="Numbering_20_1">
      <style:paragraph-properties fo:margin-left="0in" fo:margin-right="0.5in" fo:text-indent="0in" style:auto-text-indent="false"/>
    </style:style>
    <style:style style:name="P41" style:family="paragraph" style:parent-style-name="BulletedNumberText" style:list-style-name="List_20_1"/>
    <style:style style:name="P42" style:family="paragraph" style:parent-style-name="BulletedNumberText" style:list-style-name="Numbering_20_1"/>
    <style:style style:name="P43" style:family="paragraph" style:parent-style-name="BulletedNumberText" style:list-style-name="L11"/>
    <style:style style:name="P44" style:family="paragraph" style:parent-style-name="BulletedNumberText" style:list-style-name="L12"/>
    <style:style style:name="P45" style:family="paragraph" style:parent-style-name="BulletedNumberText" style:list-style-name="L13"/>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style:font-style-asian="normal" style:font-style-complex="italic"/>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color="#000000"/>
    </style:style>
    <style:style style:name="T13" style:family="text">
      <style:text-properties fo:color="#008080"/>
    </style:style>
    <style:style style:name="T14" style:family="text">
      <style:text-properties fo:color="#3f7f7f"/>
    </style:style>
    <style:style style:name="T15" style:family="text">
      <style:text-properties style:font-name="Palatino Linotype3"/>
    </style:style>
    <style:style style:name="T16" style:family="text">
      <style:text-properties style:font-name="Palatino Linotype3" fo:font-size="12pt" style:font-name-asian="PalatinoLinotype-Roman" style:font-size-asian="12pt" style:font-name-complex="PalatinoLinotype-Roman" style:font-size-complex="12pt"/>
    </style:style>
    <style:style style:name="T17" style:family="text">
      <style:text-properties fo:font-size="10pt" style:font-size-asian="10pt" style:font-size-complex="10pt"/>
    </style:style>
    <style:style style:name="fr1" style:family="graphic" style:parent-style-name="Frame">
      <style:graphic-properties style:wrap="left" style:number-wrapped-paragraphs="no-limit" style:vertical-pos="from-top" style:vertical-rel="paragraph" style:horizontal-pos="from-left" style:horizontal-rel="paragraph" fo:background-color="#0066cc" style:background-transparency="90%">
        <style:background-image/>
      </style:graphic-properties>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Deploying Bedework</text:h>
      <text:h text:style-name="Heading_20_2" text:outline-level="2">Prerequisites</text:h>
      <text:p text:style-name="Text_20_body">This section describes how to deploy Bedework in production at your site. <text:s/>It covers setting up your build environment, how to change the database, authentication, <text:s/>and provides guidance on creating your initial calendars, subscriptions, views, and administrative users. <text:s text:c="2"/>A tutorial is included at the end of the chapter that provides a quick guided walk-through of setting up Bedework against MySQL and local LDAP authentication. <text:s/></text:p>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3" text:outline-level="3">Requirements </text:h>
      <text:list xml:id="list31109209" text:style-name="List_20_1">
        <text:list-item>
          <text:p text:style-name="P21">JDK 6</text:p>
        </text:list-item>
        <text:list-item>
          <text:p text:style-name="P20">JAVA_HOME environment variable must be set </text:p>
        </text:list-item>
        <text:list-item>
          <text:p text:style-name="P20">Hardware for testing: most current desktop or laptops will be adequate.</text:p>
        </text:list-item>
        <text:list-item>
          <text:p text:style-name="P20">Hardware for production: A server class machine generally with at least 2Gigs allocated to the JVM (more is better).</text:p>
        </text:list-item>
        <text:list-item>
          <text:p text:style-name="P20">An adequate database system. In particular, the database should support Unicode. <text:s/>Many Bedework installations use MySQL or Oracle. <text:s/>As of version 3.6 you may opt to use Bedework's built in Apache Derby database.</text:p>
        </text:list-item>
        <text:list-item>
          <text:p text:style-name="P20">To implement the Bedework calendaring system, it is useful to understand the following:</text:p>
        </text:list-item>
        <text:list-item>
          <text:p text:style-name="P34"><text:a xlink:type="simple" xlink:href="http://java.sun.com/products/servlet/docs.html">Java servlets: http://java.sun.com/products/servlet/docs.html</text:a></text:p>
        </text:list-item>
        <text:list-item>
          <text:p text:style-name="P34"><text:a xlink:type="simple" xlink:href="http://www.onjava.com/pub/a/onjava/2003/05/14/java_webserver.html">Servlet containers</text:a> (e.g. <text:a xlink:type="simple" xlink:href="http://tomcat.apache.org/">Tomcat</text:a>, <text:a xlink:type="simple" xlink:href="http://www.jboss.com/">JBoss</text:a>) – JBoss is the default container in Bedework 3.6.</text:p>
        </text:list-item>
        <text:list-item>
          <text:p text:style-name="P35">Authentication is local to your site - some Java programming may be necessary to accomplish this. <text:s/>The tutorial at the end of this chapter describes how to connect Bedework to a local directory for authentication.</text:p>
        </text:list-item>
      </text:list>
      <text:h text:style-name="Heading_20_3" text:outline-level="3"><text:soft-page-break/>Supported databases.</text:h>
      <text:p text:style-name="Text_20_body">Bedework uses Hibernate as a persistence engine. Bedework therefore should run on any database supported by Hibernate (see the listing at <text:a xlink:type="simple" xlink:href="http://www.hibernate.org/">http://www.hibernate.org</text:a>.) <text:s/>The list below reflects the systems on which Bedework has been successfully deployed and run:</text:p>
      <text:list xml:id="list31105940" text:style-name="L1">
        <text:list-item>
          <text:p text:style-name="P22">Derby – the database we provide with the quickstart. </text:p>
        </text:list-item>
        <text:list-item>
          <text:p text:style-name="P22">MySql version 5</text:p>
        </text:list-item>
        <text:list-item>
          <text:p text:style-name="P22">Oracle Version 10 and perhaps Version 9 with Version 10 jdbc drivers.</text:p>
        </text:list-item>
        <text:list-item>
          <text:p text:style-name="P22">Hypersonic (hsql), <text:s/>though we do not recommend using Hypersonic for production.</text:p>
        </text:list-item>
      </text:list>
      <text:h text:style-name="Heading_20_3" text:outline-level="3">Unsupported databases</text:h>
      <text:p text:style-name="Text_20_body"><text:span text:style-name="T15">Because of our use of Hibernate, we don’t support databases they don’t support. <text:s/>While Hibernate should make it possible to run Bedework on any Hibernate supported database, i</text:span><text:span text:style-name="T16">n reality, there are problems with some systems that may require hand-editing of the schema.</text:span><text:span text:style-name="T15"> <text:s/>We expect in time to discover a workable soluti</text:span>on to most of these problems.</text:p>
      <text:p text:style-name="Text_20_body">Databases may be unsupported at the moment (or permanently) but it may still be possible to massage the schema enough to make Bedework run. We try to indicate why they are not supported and some will eventually move into the supported category.</text:p>
      <text:list xml:id="list31130000" text:style-name="L2">
        <text:list-item>
          <text:p text:style-name="P36">MS SQL Server: Partially supported but requires at least hand-editing of the schema. Has not been tried with 3.3.1 onwards. At least one problem remains, Sql Server does not follow the ANSI standard for unique indexes in that null=null for Sql Server but null is never equal to null in ANSI standard databases. This breaks some of the unique indexes in Bedework.</text:p>
        </text:list-item>
        <text:list-item>
          <text:p text:style-name="P36">PostgreSQL: We hope to do more work in the near future supporting postgres. </text:p>
        </text:list-item>
        <text:list-item>
          <text:p text:style-name="P36">MySQL version 4: Has problems in a number of areas. These are unlikely to ever be resolved. Version 4 is now old.</text:p>
        </text:list-item>
      </text:list>
      <text:h text:style-name="Heading_20_2" text:outline-level="2">The Config Files: 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text:s text:c="2"/>Preparing Bedework for production involves copying the configuration files, modifying them for your site, installing any Database libraries required, and building Bedework.</text:p>
      <text:p text:style-name="Text_20_body"><text:soft-page-break/>Ant properties have the characteristics that once set they cannot be modified. <text:s/>To override default settings they must be set earlier in the process. </text:p>
      <text:h text:style-name="Heading_20_4" text:outline-level="4">Copy the distributed configurations to your home directory</text:h>
      <text:p text:style-name="Text_20_body">Bedework uses a configuration directory to store multiple named configurations. The quickstart copy of this directory is at</text:p>
      <text:p text:style-name="Preformatted_20_Text">&lt;quickstartDirectory&gt;/bedework/config/bwbuild</text:p>
      <text:p text:style-name="Text_20_body">Copy the entire directory structure into your home directory. Your home directory in unix is usually</text:p>
      <text:p text:style-name="Preformatted_20_Text">/home/userid</text:p>
      <text:p text:style-name="Text_20_body">And in windows is typically</text:p>
      <text:p text:style-name="Preformatted_20_Text">C:\Documents and Settings\userid (XP) or</text:p>
      <text:p text:style-name="Preformatted_20_Text">C:\Users\userid (Vista/Windows 7)</text:p>
      <text:p text:style-name="Text_20_body">So, for example, the bwbuild directory in windows would live here:</text:p>
      <text:p text:style-name="P2">C:\Users\userid\bwbuild</text:p>
      <text:p text:style-name="Text_20_body">Inside <text:span text:style-name="T5">bwbuild</text:span> you will find a number of example configurations in subdirectories, for example <text:span text:style-name="T5">jboss </text:span><text:span text:style-name="T7">and </text:span><text:span text:style-name="T5">jboss-mysql</text:span>. </text:p>
      <text:p text:style-name="P11">Note: because Bedework 3.6 is based in JBoss, you should use the jboss configurations as the starting point for customizations.</text:p>
      <text:p text:style-name="Text_20_body">These configurations are used by the <text:span text:style-name="T5">bw</text:span> script using the <text:span text:style-name="T5">-bwc</text:span> parameter, for example:</text:p>
      <text:p text:style-name="Preformatted_20_Text">./bw -bwc jboss deploy.debug</text:p>
      <text:p text:style-name="Standard">would build the quickstart with the jboss configuration in your home directory. <text:s/></text:p>
      <text:p text:style-name="Preformatted_20_Text">./bw -quickstart -bwc jboss deploy.debug</text:p>
      <text:p text:style-name="Text_20_body">The -quickstart parameter forces the build to use the configurations found in quickstart package, if you want to revert to default settings.</text:p>
      <text:p text:style-name="Text_20_body">If no configuration is named, then the configuration named <text:span text:style-name="T5">default</text:span> will be used, however for the 3.6 release, we encourage you to use the JBoss configuration with the -bwc jboss parameter.</text:p>
      <text:p text:style-name="Text_20_body">In <text:span text:style-name="T7">each</text:span> configuration you will find the following files:</text:p>
      <text:p text:style-name="Preformatted_20_Text"><text:soft-page-break/>bwbuild/jboss/build.properties</text:p>
      <text:p text:style-name="Preformatted_20_Text">bwbuild/jboss/cal.options.xml</text:p>
      <text:p text:style-name="Preformatted_20_Text">bwbuild/jboss/cal.properties</text:p>
      <text:p text:style-name="Preformatted_20_Text">bwbuild/jboss/carddav.options.xml</text:p>
      <text:p text:style-name="Preformatted_20_Text">bwbuild/jboss/context.xml</text:p>
      <text:p text:style-name="Text_20_body">A <text:span text:style-name="T5">build.properties</text:span> file must be inside each configuration directory and provides links to the other files and should not need any changes.</text:p>
      <text:p text:style-name="Text_20_body">You can set properties in this file which will override the default settings. In particular you can tell the build system the location of the configuration you want to build, which is our next step:</text:p>
      <text:p text:style-name="Text_20_body">The <text:span text:style-name="T5">cal.properties</text:span> file is used only for the build and deployment process while the <text:span text:style-name="T5">cal.options.xml</text:span> file is for runtime properties and is included in the resulting applications. </text:p>
      <text:p text:style-name="Text_20_body">DEPRECATED: The <text:span text:style-name="T5">context.xml</text:span> file is referenced by the properties file and is where you place settings for the database resource. <text:span text:style-name="T6">[NOTE: the context.xml file is used only for the Tomcat build, found in the “default” directory. <text:s/>Despite the name of the directory, <text:s/>this is no longer our recommended default. <text:s/>As noted above, we encourage the use of “jboss” or “jboss-mysql” as your starting point. <text:s/>We will update the directory names in an upcoming release.]</text:span></text:p>
      <text:h text:style-name="Heading_20_3" text:outline-level="3">The properties file</text:h>
      <text:p text:style-name="Text_20_body">The <text:span text:style-name="T5">cal.properties</text:span> file is divided into sections with different property prefixes. </text:p>
      <text:h text:style-name="Heading_20_4" text:outline-level="4">Install</text:h>
      <text:p text:style-name="Text_20_body">The section prefixed “<text:span text:style-name="T5">org.bedework.install</text:span>”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p text:style-name="Text_20_body">The default configuration comes with a number of application configurations. When creating a configuration it is appropriate to simplify by removing unneeded applications. Remove the name from the install property and delete the appropriate section. </text:p>
      <text:p text:style-name="Text_20_body">Applications in the default configuration are:</text:p>
      <text:list xml:id="list31125202" text:style-name="L3">
        <text:list-item>
          <text:p text:style-name="P23"><text:span text:style-name="T1">CalAdmin</text:span> – the administration application</text:p>
        </text:list-item>
        <text:list-item>
          <text:p text:style-name="P23"><text:span text:style-name="T1">EventSubmit </text:span><text:span text:style-name="T2">– the public event submission tool</text:span></text:p>
        </text:list-item>
        <text:list-item>
          <text:p text:style-name="P23"><text:soft-page-break/><text:span text:style-name="T1">Events</text:span> – public events (unauthenticated access to calendars)</text:p>
        </text:list-item>
        <text:list-item>
          <text:p text:style-name="P23"><text:span text:style-name="T1">Feeder</text:span><text:span text:style-name="T2"> – public events feed application (xml, ical, json, rss etc)</text:span></text:p>
        </text:list-item>
        <text:list-item>
          <text:p text:style-name="P23"><text:span text:style-name="T1">SoEDept</text:span> – example calendar suite</text:p>
        </text:list-item>
        <text:list-item>
          <text:p text:style-name="P23"><text:span text:style-name="T1">UserCal</text:span> – personal events</text:p>
        </text:list-item>
        <text:list-item>
          <text:p text:style-name="P23"><text:span text:style-name="T1">Pubcaldav</text:span> – public events caldav server. <text:s/>Provides unauthenticated access to calendars.</text:p>
        </text:list-item>
        <text:list-item>
          <text:p text:style-name="P23"><text:span text:style-name="T1">Usercaldav</text:span> - personal caldav server. <text:s/>Provides authenticated access to calendars.</text:p>
        </text:list-item>
        <text:list-item>
          <text:p text:style-name="P23"><text:span text:style-name="T1">caldavTest</text:span> – a test application for caldav</text:p>
        </text:list-item>
        <text:list-item>
          <text:p text:style-name="P23"><text:span text:style-name="T1">dumpres</text:span> – the dump restore utility</text:p>
        </text:list-item>
        <text:list-item>
          <text:p text:style-name="P23"><text:span text:style-name="T1">test</text:span> – a test suite</text:p>
        </text:list-item>
        <text:list-item>
          <text:p text:style-name="P24">indexer <text:span text:style-name="T2">– crawler for Bedework. <text:s/>Uses Lucene to provide full-text searches.</text:span></text:p>
        </text:list-item>
        <text:list-item>
          <text:p text:style-name="P24">sysevlog <text:span text:style-name="T2">– the system events logger</text:span></text:p>
        </text:list-item>
        <text:list-item>
          <text:p text:style-name="P24">iosched<text:span text:style-name="T2"> – the in/out scheduler. <text:s/>Provides support for scheduling.</text:span></text:p>
        </text:list-item>
        <text:list-item>
          <text:p text:style-name="P24">monitor <text:span text:style-name="T2">– the system monitor, collects system statistics</text:span></text:p>
        </text:list-item>
      </text:list>
      <text:h text:style-name="Heading_20_4" text:outline-level="4">Global</text:h>
      <text:p text:style-name="Text_20_body">The section prefixed “<text:span text:style-name="T6">org.bedework.global</text:span>” defines properties global to the whole deployment process.</text:p>
      <text:h text:style-name="Heading_20_4" text:outline-level="4">Application</text:h>
      <text:p text:style-name="Text_20_body">The section with properties prefixed “<text:span text:style-name="T6">org.bedework.app.&lt;name&gt;</text:span>” are the application deployment properties, one section per named application. </text:p>
      <text:p text:style-name="Text_20_body">Two properties define the project and type of application. The value of the property “<text:span text:style-name="T6">org.bedework.app.&lt;name&gt;.project</text:span>” defines which project the application is a part of. Currently these can be </text:p>
      <text:list xml:id="list31105754" text:style-name="L4">
        <text:list-item>
          <text:p text:style-name="P25">“caldav” - a caldav server</text:p>
        </text:list-item>
        <text:list-item>
          <text:p text:style-name="P25">“caldavTest” - a caldav test package</text:p>
        </text:list-item>
        <text:list-item>
          <text:p text:style-name="P25">“webapps” - a web client</text:p>
        </text:list-item>
        <text:list-item>
          <text:p text:style-name="P25">“dumprestore” - a dump/restore application</text:p>
        </text:list-item>
        <text:list-item>
          <text:p text:style-name="P25"><text:soft-page-break/>“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text:span text:style-name="T5">cal.options.xml</text:span> file contains run time properties and is divided into sections much like the properties file. Most of the options are used to set field values in named classes so that the application will load the settings only once with a single call.</text:p>
      <text:p text:style-name="Text_20_body">It is important to set the “system” properties for a new Bedework installation. These are found in the “syspars” section of the cal.options.xml file. A number of options can be left with the default values and some are not yet implemented. The three values it is particularly important to set (and their default settings) are:</text:p>
      <text:p text:style-name="preformatted">&lt;tzid&gt;America/New_York&lt;/tzid&gt;</text:p>
      <text:p text:style-name="preformatted">&lt;systemid&gt;<text:a xlink:type="simple" xlink:href="mailto:demobedework@cal.mysite.edu">demobedework@cal.mysite.edu</text:a>&lt;/systemid&gt;</text:p>
      <text:p text:style-name="preformatted">&lt;browserResourcesRoot&gt;<text:span text:style-name="T6">path to resources</text:span><text:span text:style-name="T8">&lt;/browserResourcesRoot&gt;</text:span></text:p>
      <text:p text:style-name="Text_20_body"><text:tab/><text:span text:style-name="T17">*note: the browserResourcesRoot is defined for each client – be sure to update all instances of it.</text:span></text:p>
      <text:p text:style-name="Text_20_body">These are described as follows:</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organization for ease of identification. <text:s/>If you run multiple Bedework systems, thid value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text:soft-page-break/>Calendar user addresses take the form of a “mailto:” uri so that <text:s/>user “testuser01” on a system configured as above would have a calendar user address of </text:p>
      <text:p text:style-name="preformatted">mailto:testuser01@cal.mysite.edu</text:p>
      <text:h text:style-name="Heading_20_4" text:outline-level="4">The browserResourcesRoot</text:h>
      <text:p text:style-name="Text_20_body">The browserResourcesRoot is the path to css, images, and other files that will be loaded by the browser after a Bedework theme is rendered. <text:s/>The value is set to localhost:8080 in the quickstart so that a browser on the local machine running Bedework can find these resources. <text:s/>It must be changed to allow remote browsers to find the resources, and the protocol must be changed to https for those applications that will be served over SSL (e.g. the user or administrative clients).</text:p>
      <text:p text:style-name="Text_20_body">The browserResourcesRoot is covered in greater detail below in section 3.12 “Setting up the Theme Directories” (this chapter) and in Chapter 6, “Theming”. <text:s/></text:p>
      <text:h text:style-name="Heading_20_4" text:outline-level="4">Other properties</text:h>
      <text:p text:style-name="Text_20_body">There are a number of names used when creating default calendars. These can be set to some appropriate localized value, <text:span text:style-name="T1">but <text:s/>note: </text:span><text:span text:style-name="T2">the xsl stylesheets of Bedework 3.6 and earlier versions make reference to one or two of these properties by name, in particular the string “user” for the name of the user calendar root. If you change this value, you must update the xslt files that reference it. </text:span></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2" text:outline-level="2">Set up a production database</text:h>
      <text:section text:style-name="Sect1" text:name="searchable">
        <text:p text:style-name="Text_20_body">The quickstart ships with Apache Derby. <text:s/>Derby provides a good way to try out the system and can be considered a viable alternative for production deployments (though it is not considered to be as fast as other databases). To move to another database system you will need to perform the following tasks: </text:p>
        <text:list xml:id="list31127727" text:continue-list="list31109209" text:style-name="List_20_1">
          <text:list-item text:start-value="1">
            <text:p text:style-name="P41">Configure JBoss to use a different data source</text:p>
          </text:list-item>
          <text:list-item>
            <text:p text:style-name="P41">Configure Hibernate to use the appropriate dialect </text:p>
          </text:list-item>
          <text:list-item>
            <text:p text:style-name="P41"><text:soft-page-break/>Rebuild </text:p>
          </text:list-item>
          <text:list-item>
            <text:p text:style-name="P37">Restore the schema and data </text:p>
          </text:list-item>
        </text:list>
        <text:p text:style-name="Text_20_body"><text:span text:style-name="T1">Note: </text:span><text:s/>if you'd like to set up an initialized database in Derby for testing, you can destroy the Derby data and follow the steps in Chapter 2 “Bedework Basics” to restore a data file. <text:s/>To destroy Derby, stop JBoss (if running) and rename (or throw away) the directory named jboss-5.1.0.GA/server/default/data/<text:span text:style-name="T1">bedework</text:span>/derby. <text:s text:c="2"/>Restart JBoss and the directory will be recreated in an empty state. <text:s text:c="2"/>(<text:span text:style-name="T6">Note: avoid removing the <text:s/>jboss-5.1.0.GA/server/default/data/derby directory (i.e. the one in the directory above “bedework”), as it is used by the JBoss system itself.)</text:span></text:p>
        <text:h text:style-name="Heading_20_3" text:outline-level="3">Language settings.</text:h>
        <text:p text:style-name="Text_20_body">The database you select must support unicode. For most European and American systems this may not be obvious at first but eventually problems will occur with special characters. For most non-European languages unicode or some other multibyte support is an absolute necessity.</text:p>
        <text:p text:style-name="Text_20_body">Each database has its own settings for language support. Many have built in traps for the unwary (most of us). For example, in Postgres UNICODE apparently means UTF8. This is incorrect for Chinese for example.</text:p>
        <text:p text:style-name="Text_20_body">In addition, there are no checks that the application, e.g <text:s/>the calendar, has the same settings as the database. Databases will interpret the byte stream according to their configuration even if that does not match the configuration of the calendar server. Care in matching up all the components is obviously needed. Those components are at least:</text:p>
        <text:list xml:id="list31104775" text:style-name="L5">
          <text:list-item>
            <text:p text:style-name="P26">The client (browser, caldav client etc)</text:p>
          </text:list-item>
          <text:list-item>
            <text:p text:style-name="P26">The servlet container (jboss, tomcat)</text:p>
          </text:list-item>
          <text:list-item>
            <text:p text:style-name="P26">The servlet (bedework)</text:p>
          </text:list-item>
          <text:list-item>
            <text:p text:style-name="P26">Jdbc settings</text:p>
          </text:list-item>
          <text:list-item>
            <text:p text:style-name="P26">The database</text:p>
          </text:list-item>
        </text:list>
        <text:h text:style-name="Heading_20_3" text:outline-level="3">Create the Database</text:h>
        <text:p text:style-name="Text_20_body">Having selected a database system, you should now create an empty database in it. <text:s/>E.g. <text:s/>create a database named “Bedework3p6” and provide full rights to an appropriately named user such as “bedework”. <text:s/></text:p>
        <text:h text:style-name="Heading_20_3" text:outline-level="3"><text:bookmark text:name="ConfigureTomcat5.0.28"/><text:soft-page-break/>Configure the Bedework Datasource</text:h>
        <text:p text:style-name="Standard">In Bedework 3.6, all clients running in JBoss reference a datasource by the JNDI name “CalendarDS”. <text:s/>To change which datasource is being referenced, modify the file <text:line-break/>jboss-5.1.0/server/default/bwdeploy/<text:span text:style-name="T1">bedework-ds.xml </text:span><text:span text:style-name="T2">. </text:span></text:p>
        <text:p text:style-name="Standard"><text:line-break/>For Example, to move to MySQL 5, replace the CalendarDS data source with the following (adjusting the connection-url, user-name, and password as needed):</text:p>
        <text:p text:style-name="Standard"><text:line-break/>&lt;datasources&gt; <text:s text:c="3"/><text:line-break/> <text:s text:c="3"/>&lt;local-tx-datasource&gt;<text:line-break/> <text:s text:c="7"/>&lt;jndi-name&gt;CalendarDS&lt;/jndi-name&gt;<text:line-break/> <text:s text:c="7"/>&lt;connection-url&gt;jdbc:mysql://127.0.0.1:3306/bedework3p6&lt;/connection-url&gt;<text:line-break/> <text:s text:c="7"/>&lt;driver-class&gt;com.mysql.jdbc.Driver&lt;/driver-class&gt;<text:line-break/> <text:s text:c="7"/>&lt;user-name&gt;bedework&lt;/user-name&gt;<text:line-break/> <text:s text:c="7"/>&lt;password&gt;mypswd&lt;/password&gt;<text:line-break/> <text:s text:c="7"/>&lt;min-pool-size&gt;5&lt;/min-pool-size&gt;<text:line-break/> <text:s text:c="7"/>&lt;max-pool-size&gt;100&lt;/max-pool-size&gt;<text:line-break/> <text:s text:c="7"/>&lt;blocking-timeout-millis&gt;5000&lt;/blocking-timeout-millis&gt;<text:line-break/> <text:s text:c="7"/>&lt;idle-timeout-minutes&gt;15&lt;/idle-timeout-minutes&gt;<text:line-break/> <text:s text:c="7"/>&lt;metadata&gt;<text:line-break/> <text:s text:c="11"/>&lt;type-mapping&gt;mySQL&lt;/type-mapping&gt;<text:line-break/> <text:s text:c="7"/>&lt;/metadata&gt;<text:line-break/> <text:s text:c="3"/>&lt;/local-tx-datasource&gt;<text:line-break/>&lt;/datasources&gt; </text:p>
        <text:h text:style-name="Heading_20_3" text:outline-level="3" text:is-list-header="true">Add JDBC Drivers to JBoss</text:h>
        <text:list xml:id="list31129263" text:style-name="L6">
          <text:list-item>
            <text:p text:style-name="P27">Copy the appropriate jdbc driver .jar file for the database you are deploying to your local bwbuild/<text:span text:style-name="T6">config</text:span><text:span text:style-name="T8">/lib/server/ directory. <text:s/>During the deploy phase of the build, the driver will be copied into &lt;quickstart&gt;/</text:span>jboss-5.1.0.GA/server/default/lib/ directory. <text:s/>For example, the quickstart comes packaged with the Derby driver in bwbuild/jboss/lib/server/derby-10.5.3.0.jar (which gets deployed to &lt;quickstart&gt;/jboss-5.1.0.GA/server/default/lib/derby-10.5.3.0.jar).<text:line-break/><text:line-break/>Alternately, you can copy the jar file directly into the JBoss directory, <text:span text:style-name="T8">&lt;quickstart&gt;/</text:span>jboss-5.1.0.GA/server/default/lib/ .</text:p>
          </text:list-item>
        </text:list>
        <text:p text:style-name="Text_20_body">You can find the drivers associated with the database version you are running on the database's web site. <text:s/>MySQL and Oracle drivers, for example, can be found at <text:a xlink:type="simple" xlink:href="http://www.mysql.com/products/connector/">http://www.mysql.com/products/connector/</text:a> and <text:a xlink:type="simple" xlink:href="http://www.oracle.com/technology/software/tech/java/sqlj_jdbc/index.html">http://www.oracle.com/technology/software/tech/java/sqlj_jdbc/index.html</text:a> respectively. </text:p>
        <text:h text:style-name="Heading_20_3" text:outline-level="3"><text:bookmark text:name="Configurehibernate"/><text:soft-page-break/>Configure Hibernate to Work with Your Database</text:h>
        <text:h text:style-name="Heading_20_4" text:outline-level="4">Setting your SQL dialect</text:h>
        <text:p text:style-name="Text_20_body">Configuring Hibernate to use the appropriate dialect is done in <text:span text:style-name="Strong_20_Emphasis">cal.properties. </text:span><text:span text:style-name="Strong_20_Emphasis"><text:span text:style-name="T2">Y</text:span></text:span>ou need to set a few properties </text:p>
        <text:p text:style-name="preformatted">org.bedework.global.hibernate.dialect=<text:span text:style-name="T5">yourDialect</text:span></text:p>
        <text:p text:style-name="Text_20_body">The value <text:span text:style-name="T5">yourDialect</text:span> is a defined Hibernate SQL dialect such as org.hibernate.dialect.HSQLDialect or org.hibernate.dialect.MySQL5Dialect. The dialect is a class defined on the class path. Hibernate defines a number of ‘standard’ dialects.</text:p>
        <text:p text:style-name="Text_20_body">For example, the global property if using MySQL5 would be</text:p>
        <text:p text:style-name="preformatted">org.bedework.global.hibernate.dialect=<text:span text:style-name="T7">org.hibernate.dialect.MySQL5Dialect</text:span></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You can also look at the org.hibernate.dialect classes in the Hibernate jar file (for example, to use MySQL 5 which is not currently listed in the on-line Hibernate documentation, use org.hibernate.dialect.MySQL5Dialect ).</text:p>
        <text:h text:style-name="Heading_20_3" text:outline-level="3">Build the newly configured system</text:h>
        <text:p text:style-name="Text_20_body">Assuming you chose to update the jboss configuration then the build command would be </text:p>
        <text:p text:style-name="Preformatted_20_Text">./bw -bwc jboss clean.deploy.debug</text:p>
        <text:p text:style-name="Text_20_body">If you used the jboss-mysql configuration then the command would be </text:p>
        <text:p text:style-name="Preformatted_20_Text">./bw -bwc jboss-mysql clean.deploy.debug</text:p>
        <text:p text:style-name="Text_20_body">If you created a new configuration named, for example, “prod” then the command would be </text:p>
        <text:p text:style-name="Preformatted_20_Text">./bw -bwc prod clean.deploy.debug</text:p>
        <text:p text:style-name="Text_20_body">This will create a number of WAR files in <text:span text:style-name="T1">&lt;bedwork&gt;/dist/</text:span> <text:s/>including for example:</text:p>
        <text:p text:style-name="Preformatted_20_Text">cal.war, caladmin.war, and ucal.war</text:p>
        <text:p text:style-name="Text_20_body"><text:bookmark text:name="Buildschemaandinitialise"/>If you are using JBoss within the quickstart distribution, your application war files are <text:s/>packaged into an .ear file and are now deployed into jboss-<text:soft-page-break/>5.1.0.GA\server\default\bwdeploy. <text:s/>Otherwise, collect the war files and drop them in your container. </text:p>
        <text:p text:style-name="P4"><text:span text:style-name="Emphasis"><text:span text:style-name="T2">Note: ".debug" will provide debugging output in the server log. You can remove it and rebuild when </text:span></text:span><text:span text:style-name="Emphasis"><text:span text:style-name="T2">you are convinced you are production ready.)</text:span></text:span><text:span text:style-name="T2"> </text:span></text:p>
        <text:h text:style-name="Heading_20_3" text:outline-level="3">Initialize the database</text:h>
        <text:p text:style-name="Text_20_body">Follow the steps in Chapter 2 “Basics” to restore a data file, and your database is initialized. <text:s/>If you are upgrading from version 3.4.1.1 or earlier, see section 3.12 <text:s/>in this chapter on upgrading. </text:p>
      </text:section>
      <text:h text:style-name="Heading_20_2" text:outline-level="2">Authentication</text:h>
      <text:p text:style-name="Standard">The Bedework quickstart authenticates to the packaged ApacheDS directory server. <text:s/>For installations that will not be authenticating to a local domain, this is acceptable for a production deployment. <text:s/>Add users to ApacheDS using the tools outlined in Chapter 2 “Basics”, and add superusers to the System tab → “Manage system preferences” page in the admin client.</text:p>
      <text:p text:style-name="Standard"/>
      <text:p text:style-name="Standard">The rest of this section details how to move to a local authentication domain.</text:p>
      <text:h text:style-name="Heading_20_3" text:outline-level="3">Add a superuser</text:h>
      <text:p text:style-name="Text_20_body">Before you switch from the quickstart's authentication to your site's authentication you need to ensure you have an administrative superuser that exists within your own authentication domain.</text:p>
      <text:p text:style-name="Text_20_body">Two ways to achieve this are to:</text:p>
      <text:list xml:id="list31116398" text:style-name="L7">
        <text:list-item>
          <text:p text:style-name="P28">Create a user in your domain, e.g. “admin”, that is already set up as a superuser in the Bedework quickstart. </text:p>
        </text:list-item>
        <text:list-item>
          <text:p text:style-name="P28">Create a Bedework superuser with an account that already exists in your authentication domain. <text:s/>To achieve this, log into the administrative web client (<text:a xlink:type="simple" xlink:href="http://localhost:8080/caladmin">http://localhost:8080/caladmin</text:a>) as user “admin”, select the “System” Tab → “Manage system preferences” and add the accounts that exist in your local domain. <text:s/>Do not remove the “admin” user from the list of superusers, as a number of services rely on that account (though it does not need to authenticate or exist in your directory).</text:p>
        </text:list-item>
      </text:list>
      <text:p text:style-name="Text_20_body">Option 2 is probably the most appropriate, and as the deployer it is probably acceptable to use your own account, at least initially. <text:s/></text:p>
      <text:h text:style-name="Heading_20_3" text:outline-level="3"><text:soft-page-break/>Localizing 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The authentication method used by JBoss is defined in &lt;JBoss&gt;/server/default/conf/login-config.xml. <text:s/>In the quickstart, the connection to ApacheDS is defined in login-config.xml by &lt;application-policy name="bedeworkdemo"&gt;. <text:s/>The web applications are configured to use a particular application-policy in the <text:span text:style-name="T5">cal.properties</text:span><text:span text:style-name="T7"> file:</text:span></text:p>
      <text:p text:style-name="Preformatted_20_Text">org.bedework.app.[webapp].security.domain=bedeworkdemo</text:p>
      <text:p text:style-name="Text_20_body">Moving to local LDAP authentication involves copying or modifying the &lt;application-policy name="bedeworkdemo"&gt; block and is detailed in the tutorial at the end of this chapter.</text:p>
      <text:p text:style-name="Text_20_body">Other forms of authentication can be managed by the servlet container in a number of ways which are <text:s/>beyond the scope of this document. <text:s text:c="2"/>The <text:a xlink:type="simple" xlink:href="https://community.jboss.org/wiki/JBossapplicationserverofficialdocumentationpage">JBoss website provides documentation</text:a> on configuring JBoss to use other forms of authentication, including active directory, a local file or databases. </text:p>
      <text:p text:style-name="Text_20_body">An alternative which has been implemented is to use filter based <text:a xlink:type="simple" xlink:href="http://www.ja-sig.org/wiki/display/CAS/Home">Yale/JA-SIG CAS</text:a>. </text:p>
      <text:h text:style-name="Heading_20_2" text:outline-level="2">JVM parameters</text:h>
      <text:p text:style-name="Text_20_body">Java servers work best when provided plenty of memory. <text:s/>The “./startjboss” script in the root of the quickstart is configured to start with 1GB of memory by default. <text:s/>This can be decreased for running on a laptop or increased for production (e.g. 4GB) using the command line parameters with the ./startjboss script.</text:p>
      <text:p text:style-name="Text_20_body">“./startjboss -usage” provides the following information:</text:p>
      <text:p text:style-name="Standard">startjboss.bat [-heap size] [-newsize size] [-permsize size]</text:p>
      <text:p text:style-name="Standard"/>
      <text:p text:style-name="Standard">Where:</text:p>
      <text:p text:style-name="Standard">-heap sets the heap size and should be n for bytes</text:p>
      <text:p text:style-name="Standard"><text:s text:c="39"/>nK for kilo-bytes (e.g. 256K)</text:p>
      <text:p text:style-name="Standard"><text:s text:c="39"/>nM for mega-bytes (e.g. 256M)</text:p>
      <text:p text:style-name="Standard"><text:s text:c="39"/>nG for giga-bytes (e.g. 1G)</text:p>
      <text:p text:style-name="Standard">-newsize sets the new generation size and has the same form as -heap</text:p>
      <text:p text:style-name="Standard"><text:s/>the value should be around one third of the heap</text:p>
      <text:p text:style-name="Standard"/>
      <text:p text:style-name="Standard">-permsize sets the permgen size and has the same form as -heap</text:p>
      <text:p text:style-name="Standard"><text:s text:c="2"/>The value should probably not be less than 256M</text:p>
      <text:p text:style-name="Standard"><text:soft-page-break/></text:p>
      <text:p text:style-name="Standard"><text:s/>Default settings:</text:p>
      <text:p text:style-name="Standard"><text:s/>heap <text:s text:c="3"/>= 1G</text:p>
      <text:p text:style-name="Standard"><text:s/>newsize = 330M</text:p>
      <text:p text:style-name="Standard"><text:s/>permgen = 256M</text:p>
      <text:p text:style-name="Standard"/>
      <text:p text:style-name="Standard">You may also choose to modify the startup settings directly (for linux or windows, respectively) in:</text:p>
      <text:p text:style-name="Standard"/>
      <text:p text:style-name="Preformatted_20_Text">&lt;quickstart&gt;/bedework/build/quickstart/linux/startjboss </text:p>
      <text:p text:style-name="Preformatted_20_Text">or</text:p>
      <text:p text:style-name="Preformatted_20_Text">&lt;quickstart&gt;\bedework\build\quickstart\windows\startjboss.bat</text:p>
      <text:h text:style-name="Heading_20_2" text:outline-level="2">Configuring JBoss for production</text:h>
      <text:p text:style-name="Text_20_body">The JBoss packaged with Bedework 3.6 is largely configured for production. <text:s/>Prior to releasing Bedework into production, however, you need to at least secure the JMX and Web consoles.</text:p>
      <text:h text:style-name="Heading_20_3" text:outline-level="3">Securing JBoss's JMX Console</text:h>
      <text:p text:style-name="Text_20_body">The authentication realm for the JMX Console defined in </text:p>
      <text:p text:style-name="Preformatted_20_Text">jboss-5.1.0.GA/server/default/deploy/jmx-console.war/WEB-INF/jboss-web.xml</text:p>
      <text:p text:style-name="Text_20_body">is set by default to <text:s/></text:p>
      <text:p text:style-name="Preformatted_20_Text">&lt;security-domain&gt;java:/jaas/jmx-console&lt;/security-domain&gt;</text:p>
      <text:p text:style-name="Text_20_body">The jmx-console security domain is defined in</text:p>
      <text:p text:style-name="Preformatted_20_Text">jboss-5.1.0.GA/server/default/conf/login-config.xml</text:p>
      <text:p text:style-name="Standard">and gets <text:s/>credentials from</text:p>
      <text:p text:style-name="Preformatted_20_Text">jboss-5.1.0.GA/server/default/conf/props/<text:span text:style-name="T1">jmx-console-users.properties</text:span></text:p>
      <text:p text:style-name="Text_20_body">At the simplest, change the password in this file to something more secure than the default:</text:p>
      <text:p text:style-name="Preformatted_20_Text"># change the password from 'bedework' to something more secure<text:line-break/>admin=bedework</text:p>
      <text:h text:style-name="Heading_20_3" text:outline-level="3"><text:soft-page-break/>Securing JBoss's Web Console</text:h>
      <text:p text:style-name="Text_20_body">Securing the web console is the same as securing the JMX Console. <text:s/>At its simplest, modify the password in </text:p>
      <text:p text:style-name="Preformatted_20_Text">jboss-5.1.0.GA/server/default/conf/props/<text:span text:style-name="T1">jbossws-users.properties</text:span></text:p>
      <text:h text:style-name="Heading_20_3" text:outline-level="3">More about JBoss configuration...</text:h>
      <text:p text:style-name="Text_20_body">For more information about JBoss configuration, see <text:a xlink:type="simple" xlink:href="http://www.bedework.org/trac/bedework/wiki/JbossConfig">Bedework and JBoss</text:a> in the Bedework Wiki.</text:p>
      <text:h text:style-name="Heading_20_2" text:outline-level="2">Other configuration notes</text:h>
      <text:p text:style-name="Text_20_body">If you choose to use a different container, you should be aware of the following points:</text:p>
      <text:h text:style-name="Heading_20_3" text:outline-level="3">Allow directory browsing</text:h>
      <text:p text:style-name="Text_20_body">Bedework's theming system goes through a process of stylesheet discovery. <text:s/>We recommend allowing directory browsing on the server from which you host your stylesheets. <text:s/>With it enabled, Bedework can discover the stylesheets by checking for the existence of directories. Otherwise Bedwork looks for the presence of marker files (empty files titled “xsltdir.properties”) which are included by default. <text:s text:c="2"/>For more about this topic, see section 3.12 “Setting Up the Bedework Themes”.</text:p>
      <text:h text:style-name="Heading_20_3" text:outline-level="3">Uri encoding</text:h>
      <text:p text:style-name="Text_20_body">Set your container to use UTF-8. <text:s/>Tomcat, for example, uses ISO-8859-1 by default. If you want to use Tomcat with UTF-8, you must add the following parameter in your server.xml file: <text:span text:style-name="T1">URIEncoding="UTF-8"</text:span>.</text:p>
      <text:p text:style-name="preformatted">&lt;Connector port="8080" maxHttpHeaderSize="8192" </text:p>
      <text:p text:style-name="preformatted"><text:s text:c="11"/>maxThreads="150" minSpareThreads="25" maxSpareThreads="75"<text:line-break/> <text:s text:c="10"/>enableLookups="false" redirectPort="8443" <text:s/></text:p>
      <text:p text:style-name="preformatted"><text:s text:c="11"/>acceptCount="100" </text:p>
      <text:p text:style-name="preformatted"><text:s text:c="11"/>connectionTimeout="20000" disableUploadTimeout="true"</text:p>
      <text:p text:style-name="preformatted"><text:s text:c="11"/>URIEncoding="UTF-8" /&gt;</text:p>
      <text:p text:style-name="Text_20_body"/>
      <text:h text:style-name="Heading_20_2" text:outline-level="2">Build and deploy</text:h>
      <text:p text:style-name="Text_20_body">Build the calendar with the command:</text:p>
      <text:p text:style-name="Preformatted_20_Text"><text:soft-page-break/><text:span text:style-name="Source_20_Text"><text:span text:style-name="T8">./bw -bwc </text:span></text:span><text:span text:style-name="Source_20_Text"><text:span text:style-name="T6">configname </text:span></text:span><text:span text:style-name="Source_20_Text"><text:span text:style-name="T8">clean.deploy.debug</text:span></text:span></text:p>
      <text:p text:style-name="Text_20_body"><text:span text:style-name="Emphasis"><text:span text:style-name="T8">for example, </text:span></text:span></text:p>
      <text:p text:style-name="Preformatted_20_Text"><text:span text:style-name="Source_20_Text"><text:span text:style-name="T8">./bw -bwc jboss-mysql</text:span></text:span><text:span text:style-name="Source_20_Text"><text:span text:style-name="T6"> </text:span></text:span><text:span text:style-name="Source_20_Text"><text:span text:style-name="T8">clean.deploy.debug</text:span></text:span></text:p>
      <text:p text:style-name="Text_20_body"><text:span text:style-name="Emphasis">(".debug" will provide debugging output in the server log. You can remove it and rebuild when you are convinced you are production ready.)</text:span> </text:p>
      <text:p text:style-name="preformatted"><text:span text:style-name="T2">.</text:span><text:span text:style-name="Source_20_Text"><text:span text:style-name="T7">/bw -bwc </text:span></text:span><text:span text:style-name="Source_20_Text"><text:span text:style-name="T4">configname </text:span></text:span><text:span text:style-name="Source_20_Text"><text:span text:style-name="T7">clean.deploy</text:span></text:span></text:p>
      <text:h text:style-name="Heading_20_2" text:outline-level="2">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xml:id="list31105406" text:style-name="L8">
        <text:list-item>
          <text:p text:style-name="P29">Within the /caladmin application, select "Admin Groups: Add" </text:p>
        </text:list-item>
        <text:list-item>
          <text:p text:style-name="P29">Give the group a name, a description, provide a userId for the owner, and set the "Events Owner" to <text:span text:style-name="T1">agrp_</text:span><text:span text:style-name="Emphasis"><text:span text:style-name="T1">groupName</text:span></text:span> that will will easily identify which group the event belongs to. The prefix “agrp_” should be left on event owners; the prefix is defined in the cal.properties file as the property org.bedework.app.CalAdmin.admingroupsidprefix) </text:p>
        </text:list-item>
        <text:list-item>
          <text:p text:style-name="P29">Once the group is added, add members by providing user ids. <text:s/>(These should be the same as those used to authenticate to the administrative client.)</text:p>
        </text:list-item>
      </text:list>
      <text:h text:style-name="Heading_20_2" text:outline-level="2">Create initial public calendar aliases</text:h>
      <text:list xml:id="list31136283" text:style-name="L9">
        <text:list-item>
          <text:p text:style-name="P30">Login to the /caladmin application as super user.</text:p>
        </text:list-item>
        <text:list-item>
          <text:p text:style-name="P30">From the “Sytem” tab, select “Manage calendars &amp; folders”. <text:s/>The default public calendar tree is divided into three sections: aliases, cals, and unbrowsable. <text:s/></text:p>
        </text:list-item>
        <text:list-item>
          <text:p text:style-name="P30">Add folders and aliases in the /public/aliases branch to provide a default set of curated event groupings. <text:s/>The aliases are available to all calendar suites for subscription.</text:p>
        </text:list-item>
        <text:list-item>
          <text:p text:style-name="P30">For more information about architecting your public tree, see chapter 6, “Public Events Calendaring”.</text:p>
        </text:list-item>
      </text:list>
      <text:h text:style-name="Heading_20_2" text:outline-level="2"><text:soft-page-break/>Add Calendar Suites</text:h>
      <text:p text:style-name="Text_20_body">Bedework's web views of <text:span text:style-name="T3">public event information</text:span> are called "Calendar Suites". You cannot run a public client unless an associated calendar suite has been defined in the admin client. <text:s/></text:p>
      <text:p text:style-name="P6">The quickstart release comes with a default calendar suite called MainCampus which is appropriate for use as the first public calendar suite in a production environment. <text:s/></text:p>
      <text:p text:style-name="P6">For more information see chapter 6.6“Managing Calendar Suites.”</text:p>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text:soft-page-break/>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p text:style-name="Text_20_body">In addition the class named above may not carry out all the checks appropriate for your organization. In paticualr you may want to implement a class that overrides the validUser method. The default carries out no checks with your system directory. A deployed version should probably check the directory to ensure the user does exist.</text:p>
      <text:h text:style-name="Heading_20_2" text:outline-level="2">Setting up the Bedework Themes</text:h>
      <text:h text:style-name="Heading_20_3" text:outline-level="3">Copy the Bedework themes</text:h>
      <text:p text:style-name="Text_20_body">The Bedework themes in the quickstart are deployed into and served from JBoss. <text:s/>While they can be left there, we recommend placing them on a web server more accessible to your web designers. <text:s/><text:span text:style-name="Strong_20_Emphasis"><text:span text:style-name="T2">Placing the stylesheets and resources on a separate web server will make them significantly more convenient to access and manipulate. <text:s/>Even if you choose to leave the themes in JBoss, prior to production you </text:span></text:span><text:span text:style-name="Strong_20_Emphasis"><text:span text:style-name="T1">must</text:span></text:span><text:span text:style-name="Strong_20_Emphasis"><text:span text:style-name="T2"> change the &lt;browserResourcesRoot&gt; (detailed below) to a URL other than localhost to make CSS, images, and other resources available to remote browsers.</text:span></text:span></text:p>
      <text:p text:style-name="Text_20_body">The directories to copy are found in the Bedework source at</text:p>
      <text:p text:style-name="preformatted">bedework/deployment/<text:span text:style-name="T1">webadmin</text:span>/webapp/resources/</text:p>
      <text:p text:style-name="preformatted">bedework/deployment/<text:span text:style-name="T1">webpublic</text:span>/webapp/resources/demoskins/</text:p>
      <text:p text:style-name="preformatted">bedework/deployment/<text:span text:style-name="T1">webuser</text:span>/webapp/resources/demoskins/</text:p>
      <text:p text:style-name="preformatted">bedework/deployment/<text:span text:style-name="T1">websubmit</text:span>/webapp/resources/demoskins</text:p>
      <text:h text:style-name="Heading_20_4" text:outline-level="4">Change the cal.properties file</text:h>
      <text:p text:style-name="Text_20_body">The destination where you copy these directories is a URL <text:span text:style-name="Strong_20_Emphasis"><text:span text:style-name="T2">specified in the </text:span></text:span><text:span text:style-name="Strong_20_Emphasis"><text:span text:style-name="T5">cal.properties</text:span></text:span><text:span text:style-name="Strong_20_Emphasis"><text:span text:style-name="T2"> file by the property: “app.&lt;name&gt;.cal.suite” for the public calendar suites and “app.&lt;name&gt;.root” </text:span></text:span><text:soft-page-break/><text:span text:style-name="Strong_20_Emphasis"><text:span text:style-name="T2">for the other web applications. <text:s/>The “root” is where the server discovers and caches the xsl transforms. <text:s/>It should never be served over https.</text:span></text:span></text:p>
      <text:p text:style-name="P7"><text:span text:style-name="Strong_20_Emphasis"><text:span text:style-name="T2">Given the values in the properties file:</text:span></text:span></text:p>
      <text:p text:style-name="P7"/>
      <text:p text:style-name="preformatted"><text:span text:style-name="Strong_20_Emphasis"><text:span text:style-name="T2">org.bedework.app.UserCal.root=</text:span></text:span><text:a xlink:type="simple" xlink:href="http://somewebserver/bedework-3.5/ucalrsrc"><text:span text:style-name="Strong_20_Emphasis"><text:span text:style-name="T2">http://somewebserver/bedework-3.5/ucalrsrc</text:span></text:span></text:a></text:p>
      <text:p text:style-name="preformatted"><text:span text:style-name="Strong_20_Emphasis"><text:span text:style-name="T2">org.bedework.app.CalAdmin.root=</text:span></text:span><text:a xlink:type="simple" xlink:href="http://www.somewebserver.edu/rpi-bedework-3-0-admin"><text:span text:style-name="Strong_20_Emphasis"><text:span text:style-name="T2">http://somewebserver/bedework-3.5/caladminrsrc</text:span></text:span></text:a></text:p>
      <text:p text:style-name="preformatted"><text:span text:style-name="Strong_20_Emphasis"><text:span text:style-name="T2">org.bedework.app.Events.root=</text:span></text:span><text:a xlink:type="simple" xlink:href="http://somewebserver/bedework-3-0-guest"><text:span text:style-name="Strong_20_Emphasis"><text:span text:style-name="T2">http://somewebserver/bedework-3.5/calrsrc</text:span></text:span></text:a></text:p>
      <text:p text:style-name="preformatted"><text:span text:style-name="Strong_20_Emphasis"><text:span text:style-name="T2">org.bedework.app.Events.cal.suite=MainCampus</text:span></text:span></text:p>
      <text:p text:style-name="preformatted"><text:span text:style-name="Strong_20_Emphasis"><text:span text:style-name="T2">org.bedework.app.SoeDept.root=</text:span></text:span><text:a xlink:type="simple" xlink:href="http://somewebserver/bedework-3-0-guest"><text:span text:style-name="Strong_20_Emphasis"><text:span text:style-name="T2">http://somewebserver/bedework-3.5/calrsrc</text:span></text:span></text:a></text:p>
      <text:p text:style-name="preformatted"><text:span text:style-name="Strong_20_Emphasis"><text:span text:style-name="T2">org.bedework.app.SoeDept.cal.suite=SoeDept </text:span></text:span></text:p>
      <text:p text:style-name="P8"><text:span text:style-name="Strong_20_Emphasis"><text:span text:style-name="T2">the user client and administrative client stylesheets will be found at the url shown. <text:s/>Bedework will look for the calendar suite stylesheets in a directory that is a concatenation of the root and the calendar suite name. In the example above, the “Events” calendar suite will have its stylesheets located at </text:span></text:span><text:a xlink:type="simple" xlink:href="http://somewebserver/bedework-3.5/calrsrc.MainCampus"><text:span text:style-name="Strong_20_Emphasis"><text:span text:style-name="T2">http://somewebserver/bedework-3.5/calrsrc.MainCampus</text:span></text:span></text:a><text:span text:style-name="Strong_20_Emphasis"><text:span text:style-name="T11"> ; the “SoeDept” calendar suite at </text:span></text:span><text:a xlink:type="simple" xlink:href="http://somewebserver/bedework-3.5/calrsrc.SoeDept"><text:span text:style-name="Strong_20_Emphasis"><text:span text:style-name="T11">http://somewebserver/bedework-3.5/calrsrc.SoeDept</text:span></text:span></text:a><text:span text:style-name="Strong_20_Emphasis"><text:span text:style-name="T11"> </text:span></text:span></text:p>
      <text:h text:style-name="Heading_20_4" text:outline-level="4">Change the cal.options.xml file</text:h>
      <text:p text:style-name="Text_20_body"><text:span text:style-name="Strong_20_Emphasis"><text:span text:style-name="T7">Once set in the cal.properties file, you must also set the properties</text:span></text:span><text:span text:style-name="Strong_20_Emphasis"><text:span text:style-name="T2"> &lt;appRoot&gt; and &lt;browserResourcesRoot&gt; in the </text:span></text:span><text:span text:style-name="Strong_20_Emphasis"><text:span text:style-name="T5">cal.options.xml</text:span></text:span><text:span text:style-name="Strong_20_Emphasis"><text:span text:style-name="T2"> file:</text:span></text:span></text:p>
      <text:p text:style-name="P12">&lt;!-- Where the browser finds css and other resources --&gt; <text:s text:c="3"/></text:p>
      <text:p text:style-name="P12">&lt;browserResourceRoot&gt;http://localhost:8080/calrsrc&lt;/browserResourceRoot&gt; <text:s text:c="9"/></text:p>
      <text:p text:style-name="P12">&lt;!-- Where the server finds xsl etc --&gt; <text:s text:c="3"/></text:p>
      <text:p text:style-name="P12">&lt;appRoot&gt;http://localhost:8080/calrsrc&lt;/appRoot&gt;</text:p>
      <text:p text:style-name="P7"><text:span text:style-name="Strong_20_Emphasis"><text:span text:style-name="T2">The appRoot is the same as the “root” property in the options file and should be set to exactly the same value. <text:s/>As noted above, it should not be served over https. <text:s/></text:span></text:span></text:p>
      <text:h text:style-name="Heading_20_4" text:outline-level="4">browserResourcesRoot, HTTPS, and mixed content messages</text:h>
      <text:p text:style-name="P7"><text:span text:style-name="Strong_20_Emphasis"><text:span text:style-name="T2">The browserResourcesRoot is where the browser will retrieve css, images, javascript, and other theme files after a transform is performed. <text:s/>If you keep the structure of the theme directories intact, you should set this value to the same as the appRoot. <text:s/>If you choose to serve a client over https, you should change the protocol for the browserResourcesRoot to https as well to avoid mixed content messages (e.g. /caladmin and /ucal). <text:s/>Note also that if you have chosen to serve the themes out of JBoss, the appRoot can be set to localhost, but the browserResourcesRoot cannot: it must be set to a URL that a browser can use to retrieve the resources.</text:span></text:span></text:p>
      <text:h text:style-name="Heading_20_4" text:outline-level="4"><text:soft-page-break/>Directory browsing and pathname discovery</text:h>
      <text:p text:style-name="Text_20_body"><text:span text:style-name="Strong_20_Emphasis"><text:span text:style-name="T7">If directory browsing is disallowed on your web server, be certain to set the <text:s/>&lt;directoryBrowsingDisallowed&gt; option to “true” in the </text:span></text:span><text:span text:style-name="Strong_20_Emphasis"><text:span text:style-name="T5">cal.options.xml</text:span></text:span><text:span text:style-name="Strong_20_Emphasis"><text:span text:style-name="T7"> file, which will cause the filters to search for a marker file called xsltdir.properties. <text:s/>This allows pathname discovery to continue working. <text:s/>Pathname discovery allows Bedework to pick appropriate </text:span></text:span><text:span text:style-name="Strong_20_Emphasis"><text:span text:style-name="T7">locales and browser types based on browser settings or fall back to default themes.</text:span></text:span></text:p>
      <text:p text:style-name="Text_20_body"><text:span text:style-name="Strong_20_Emphasis"><text:span text:style-name="T2">For more detailed information about Bedework theming and pathname discovery, please see </text:span></text:span><text:span text:style-name="Strong_20_Emphasis"><text:span text:style-name="T2">Chapter 4.</text:span></text:span></text:p>
      <text:h text:style-name="Heading_20_3" text:outline-level="3">Rebuild / Redeploy Bedework<text:span text:style-name="Strong_20_Emphasis"><text:span text:style-name="T2"> </text:span></text:span></text:h>
      <text:p text:style-name="Text_20_body"><text:span text:style-name="Strong_20_Emphasis"><text:span text:style-name="T2">To pull in the theme configuration changes, rebuild Bedework:</text:span></text:span></text:p>
      <text:p text:style-name="Preformatted_20_Text"><text:span text:style-name="Source_20_Text"><text:span text:style-name="T7">./bw -bwc </text:span></text:span><text:span text:style-name="Source_20_Text"><text:span text:style-name="T4">configname </text:span></text:span><text:span text:style-name="Source_20_Text"><text:span text:style-name="T7">clean.deploy.debug</text:span></text:span></text:p>
      <text:h text:style-name="Heading_20_2" text:outline-level="2">Upgrading</text:h>
      <text:p text:style-name="Text_20_body">Bedework has been running at your site for some time and new versions have appeared and now it's time to upgrade. How do you migrate all that data from one version to the next?</text:p>
      <text:p text:style-name="Text_20_body">Upgrading from version 3.5 involves dumping the data from 3.5 using the dump/restore utility packaged with 3.5 (see the <text:a xlink:type="simple" xlink:href="http://www.bedework.org/bedework/update.do?artcenterkey=48">Bedework 3.5 Manual</text:a> for details) and then restoring the file to Bedework 3.6 using the method outlined in 3.6 Chapter 2, “Bedework Basics”.</text:p>
      <text:p text:style-name="Text_20_body">Upgrading from an earlier version of Bedework uses the same process as that of version 3.5, but for public calendaring requires some post processing of the data <text:s/>to move from a multiple calendar model to a single calendar model. <text:s/>A rudimentary script is available in bedework/projects/bwtools to help with this process. <text:s/></text:p>
      <text:h text:style-name="Heading_20_2" text:outline-level="2">Performance and tuning</text:h>
      <text:h text:style-name="Heading_20_3" text:outline-level="3">Caching</text:h>
      <text:p text:style-name="Text_20_body">Bedework makes use of caching at the database level using Hibernate and at the web front-end using a pluggable cache application.</text:p>
      <text:h text:style-name="Heading_20_4" text:outline-level="4">Database Caching and Hibernate</text:h>
      <text:p text:style-name="Text_20_body">The performance of your system is likely to be very dependent upon the caching strategies used. For small to medium deployments the default settings may be perfectly adequate.</text:p>
      <text:p text:style-name="Text_20_body">For large systems you may need to spend some time reading the documentation available at <text:soft-page-break/>the Hibernate site and the sites of the various cache implementors.</text:p>
      <text:p text:style-name="Text_20_body">Since release 3.4.1 Bedework allows different cache regions for each application type. This allows the deployer to adopt aggressive caching strategies fro the public events clients for example, while having less caching or much shorter flushing intervals for personal clients where immediate visibility of changes is necessary.</text:p>
      <text:p text:style-name="Text_20_body">There are two parameters in the options xml file which affect caching. The default settings are </text:p>
      <text:p text:style-name="preformatted"><text:span text:style-name="T12"><text:s text:c="10"/></text:span><text:span text:style-name="T13">&lt;</text:span><text:span text:style-name="T14">cachingOn</text:span><text:span text:style-name="T13">&gt;</text:span><text:span text:style-name="T12">true</text:span><text:span text:style-name="T13">&lt;/</text:span><text:span text:style-name="T14">cachingOn</text:span><text:span text:style-name="T13">&gt;</text:span></text:p>
      <text:p text:style-name="preformatted"><text:span text:style-name="T12"><text:s text:c="10"/></text:span><text:span text:style-name="T13">&lt;</text:span><text:span text:style-name="T14">cachePrefix</text:span><text:span text:style-name="T13">&gt;</text:span><text:span text:style-name="T12">bwpubevents</text:span><text:span text:style-name="T13">&lt;/</text:span><text:span text:style-name="T14">cachePrefix</text:span><text:span text:style-name="T13">&gt;</text:span></text:p>
      <text:p text:style-name="Text_20_body">These settings turn caching on and set the cache prefix to “ <text:span text:style-name="T12">bwpubevents”. This is used in the ehcache settings file to distinguish cache settings.</text:span></text:p>
      <text:p text:style-name="Text_20_body">The default cache for Bedework is currently Ehcache. The latest versions of this cache do allow clustering. Other caching schemes are available such as the Jboss cache. The Hibernate site offers details on the alternatives.</text:p>
      <text:h text:style-name="Heading_20_4" text:outline-level="4">Web Feed Caching via the Bedework Page Cache</text:h>
      <text:p text:style-name="Text_20_body">Bedework ships with a production-ready page caching application for caching public event <text:s/><text:span text:style-name="T6">data feeds</text:span>. <text:s/>As of Bedework 3.6, the web cache is used only for data feeds and is shipped in a separate instance of Tomcat that runs outside of JBoss.</text:p>
      <text:p text:style-name="Text_20_body"><text:span text:style-name="T6">The Bedework Page Cache</text:span><text:span text:style-name="T8"> <text:s/>f</text:span>ronts Bedework, storing results pages in a file hierarchy. <text:s text:c="3"/>Result pages may appear in a variety of formats (xml, json, ics, rss, html) and may contain a single event, a list of events, or the current week or month in a calendar grid. <text:s text:c="3"/></text:p>
      <text:p text:style-name="Text_20_body">Page Cache may be deployed with the rest of Bedework or on another server or JVM. <text:s text:c="2"/>It is an independent, self-contained web application written in Ruby. <text:s text:c="2"/>It is shipped with a jRuby wrapper for easy deployment in a Java application framework. <text:s text:c="2"/>Page Cache only needs to be pointed at a Bedework server. <text:s/></text:p>
      <text:p text:style-name="Text_20_body">Setting up Page Cache is recommend for two reasons. <text:s text:c="2"/>Like any caching system, it should improve responsiveness. <text:s text:c="2"/>Also, Page Cache should protect your Bedework server from having to work so hard, which may lead to greater reliability. <text:s text:c="3"/></text:p>
      <text:p text:style-name="P5">To illustrate how Page Cache work, let's say you have Page Cache installed on a server called pcache.myschool.edu and Bedework installed on cal.myschool.edu and you'd like a json feed of the next 21 days of all public events. <text:s text:c="2"/></text:p>
      <text:p text:style-name="Text_20_body"><text:span text:style-name="T8">You'd send pcache this URL: <text:s/></text:span><text:a xlink:type="simple" xlink:href="http://pcache.myschool.edu/v1.0/genFeedList/21/list-json/all/all"><text:span text:style-name="T8">http://pcache.myschool.edu/v1.0/genFeedList/21/list-json/all/all</text:span></text:a><text:span text:style-name="T8">. <text:s text:c="3"/>(Don't worry about having to actually construct such a URL. <text:s text:c="2"/>Page Cache includes a Feed </text:span><text:soft-page-break/><text:span text:style-name="T8">URL/Widget builder which will be explained below).</text:span></text:p>
      <text:p text:style-name="Text_20_body"><text:span text:style-name="T8">First Page Cache looks at the file location &lt;topOfPageCache&gt;/v1.0/genFeedList/21/list-json/all/all.json. <text:s/>If it finds a page there, it serves it up. <text:s text:c="2"/>Otherwise, it “translates” the URL into </text:span><text:a xlink:type="simple" xlink:href="http://cal.myschool.edu/listEvents.do?skinName=list-json&amp;days=21"><text:span text:style-name="T8">http://cal.myschool.edu/feed/listEvents.do?skinName=list-json&amp;days=21</text:span></text:a><text:span text:style-name="T8">, calls it, and then both </text:span><text:span text:style-name="T8">caches the results and returns them to the user. <text:s text:c="2"/></text:span></text:p>
      <text:p text:style-name="Text_20_body"><text:span text:style-name="T8">Note: there is currently no code to handle cache invalidation. <text:s/>You must expire events using a script (or other mechanism) that you create. <text:s/>For more details, see the Bedework wiki: </text:span><text:a xlink:type="simple" xlink:href="http://www.bedework.org/trac/bedework/wiki/CachedFeeder/ExpiringEvents"><text:span text:style-name="T8">http://www.bedework.org/trac/bedework/wiki/CachedFeeder/ExpiringEvents</text:span></text:a><text:span text:style-name="T8"> </text:span></text:p>
      <text:h text:style-name="Heading_20_4" text:outline-level="4"><text:span text:style-name="T10">The Feed URL/Widget Builder</text:span><text:span text:style-name="T8"> </text:span></text:h>
      <text:p text:style-name="P5">Page Cache includes a web form that generates Page Cache URL's and simple widgets (essentially wrapped URL's). <text:s text:c="3"/>Users specify whether they'd like a feed or a widget (paste-able code), what kind of output they're interested in, etc. <text:s text:c="2"/>Users may filter by categories and/or by a group.</text:p>
      <text:p text:style-name="P5">The feed URL's may be XML, RSS, HTML, JSON, or ICS.</text:p>
      <text:p text:style-name="P5">The widgets are javascript functions that process a JSON feed. <text:s/></text:p>
      <text:h text:style-name="Heading_20_2" text:outline-level="2">Access Control</text:h>
      <text:h text:style-name="Heading_20_3" text:outline-level="3">An overview</text:h>
      <text:p text:style-name="Text_20_body">Bedework has an access control system based in large part on the WebDAV ACL specification <text:bibliography-mark text:identifier="RFC3744" text:bibliography-type="www" text:author="G. Clemm, J. Reschke, E. Sedlar, J. Whitehead" text:booktitle="Web Distributed Authoring and Versioning (WebDAV)                        Access Control Protocol" text:year="2004">[RFC3744]</text:bibliography-mark> with CalDAV extensions. Access rights are inherited down the tree of folders, calendars and calendar entities and can be given to or denied from users and groups and other principals.</text:p>
      <text:p text:style-name="Text_20_body">Setting access rights is complex and difficult, even for apparently simple cases. For that reason later versions of Bedework will incorporate 'wizard' style tools to help users set access based on their intentions rather than requiring them to determine the appropriate set of ACEs.</text:p>
      <text:h text:style-name="Heading_20_3" text:outline-level="3">Definitions</text:h>
      <text:h text:style-name="Heading_20_4" text:outline-level="4">Principals</text:h>
      <text:p text:style-name="Text_20_body">A principal represents an entity which might need to be denied or given access or with which we might want to interact. For example, user principals usually represent real people and group principals represent groups. Other principals might be host principals, ticket principals <text:soft-page-break/>or resource principals.</text:p>
      <text:p text:style-name="Text_20_body">A resource principal might be, for example, a room allowing us to invite a room to a meeting, thus booking that room.</text:p>
      <text:h text:style-name="Heading_20_4" text:outline-level="4">ACE</text:h>
      <text:p text:style-name="Text_20_body">An ACE is an Access Control Entry. This defines grant or deny access for a single principal. It consists of a principal type, the principal itself – perhaps in a modified form and the denied or granted access rights. Special principal types include <text:span text:style-name="T6">unauthenticated</text:span>, <text:span text:style-name="T6">authenticated</text:span> and <text:span text:style-name="T6">others</text:span>.</text:p>
      <text:h text:style-name="Heading_20_4" text:outline-level="4">ACL</text:h>
      <text:p text:style-name="Text_20_body">An Access Control List. This is a list of ACEs which together define the access for a given entity. Internally only the ACEs set explicitly for an entity are stored with that entity. The full ACL consists of all inherited ACEs together with any explicit ACEs.</text:p>
      <text:h text:style-name="Heading_20_3" text:outline-level="3">Scheduling and freebusy access</text:h>
      <text:p text:style-name="Text_20_body">Access control for scheduling is based on CalDAV calendar access and CalDAV scheduling.</text:p>
      <text:p text:style-name="Text_20_body">CalDAV introduced the <text:span text:style-name="T1">read-freebusy</text:span> privilege which allows principals to read freebusy information for the resource with which it is associated. <text:line-break/><text:line-break/>CalDAV scheduling introduces further privileges which are associated with a principal, not with any specific resource, and are actually attached to the users inbox. The privileges are <text:span text:style-name="T1">scheduling</text:span> which includes </text:p>
      <text:list xml:id="list31125721" text:style-name="L10">
        <text:list-item>
          <text:p text:style-name="P31"><text:span text:style-name="T1">schedule request</text:span>: allow (named principals) to request meetings</text:p>
        </text:list-item>
        <text:list-item>
          <text:p text:style-name="P31"><text:span text:style-name="T1">schedule reply</text:span>: allow (named principals) to reply to meeting requests</text:p>
        </text:list-item>
        <text:list-item>
          <text:p text:style-name="P31"><text:span text:style-name="T1">schedule freebusy</text:span> - allow (named principals) to send freebusy requests</text:p>
        </text:list-item>
      </text:list>
      <text:p text:style-name="Text_20_body">If user <text:span text:style-name="T4">douglm</text:span> sets the schedule privilege on the inbox for say user <text:span text:style-name="T6">testuser01</text:span> then user <text:span text:style-name="T4">testuser01</text:span> can send and reply to meeting requests and see <text:span text:style-name="T6">douglm</text:span>'s freebusy through the web ui and the caldav server.</text:p>
      <text:p text:style-name="Text_20_body"><text:span text:style-name="T1">NOTE – this is important</text:span>, in addition to those privileges, <text:span text:style-name="T6">douglm</text:span> must set <text:span text:style-name="T1">read-freebusy</text:span> on those calendars that he wants <text:span text:style-name="T6">testuser01</text:span> to access for freebusy info.</text:p>
      <text:p text:style-name="Text_20_body">The reasoning is that we may want to block or allow scheduling operations as a whole, but if we allow them we may want to provide a different view of our freebusy to different users.</text:p>
      <text:p text:style-name="Text_20_body"><text:soft-page-break/>So if I as <text:span text:style-name="T6">douglm</text:span> have calendars "<text:span text:style-name="T6">work</text:span>" and "<text:span text:style-name="T6">athome</text:span>" I might not allow freebusy access to my "<text:span text:style-name="T6">athome</text:span>" calendar to colleagues because I don't want them to see how empty my home-life is. Alternatively I might disallow access to "<text:span text:style-name="T6">work</text:span>" to my wife for the opposite reason.</text:p>
      <text:h text:style-name="Heading_20_4" text:outline-level="4">Simplifying:</text:h>
      <text:p text:style-name="Text_20_body">It is possible to simply access for most users by setting access at the <text:span text:style-name="T1">/user </text:span><text:span text:style-name="T2">level, as this will be inherited by all subfolders and calendars.</text:span></text:p>
      <text:p text:style-name="Text_20_body">What you set depends upon what you want as an organization.</text:p>
      <text:p text:style-name="Text_20_body">The simplest approach is to add the following access to <text:span text:style-name="T1">/user</text:span></text:p>
      <text:p text:style-name="preformatted">authenticated: schedule, <text:span text:style-name="T2">read-freebusy</text:span></text:p>
      <text:p text:style-name="P3">which should allow any authenticated user to schedule and reply to meeting requests and see anybody elses freebusy.</text:p>
      <text:p text:style-name="Text_20_body">The administrative interface currently doesn't display <text:span text:style-name="T1">/user</text:span> in the manage calendars page but you can use a url like:</text:p>
      <text:p text:style-name="preformatted"><text:a xlink:type="simple" xlink:href="http://localhost:8080/caladmin/calendar/fetchForUpdate.do?b=de&amp;calPath=/user">http://localhost:8080/caladmin/calendar/fetchForUpdate.do?calPath=/user</text:a></text:p>
      <text:p text:style-name="Text_20_body">A little more open is to allow that access for others INSTEAD of authenticated - that would allow scheduling via CalDAV form anywhere. </text:p>
      <text:h text:style-name="P18" text:outline-level="2">TUTORIAL: setting up Bedework to work with MySQL &amp; LDAP</text:h>
      <text:p text:style-name="Text_20_body"><draw:frame draw:style-name="fr1" draw:name="Frame1" text:anchor-type="paragraph" svg:x="4.6965in" svg:y="0.0689in" svg:width="2.0634in" draw:z-index="0"><draw:text-box fo:min-height="1.9008in"><text:p text:style-name="P10"><text:span text:style-name="Strong_20_Emphasis"><text:span text:style-name="T10">Note to Windows users:</text:span></text:span><text:span text:style-name="Strong_20_Emphasis"><text:span text:style-name="T7"> replace all commands of the form “./[command]” with “[command]” or “[command].bat”. <text:s/></text:span></text:span></text:p><text:p text:style-name="P10"><text:span text:style-name="Strong_20_Emphasis"><text:span text:style-name="T7"/></text:span></text:p><text:p text:style-name="P10"><text:span text:style-name="Strong_20_Emphasis"><text:span text:style-name="T7">For example, to start Bedework's directory server, enter:</text:span></text:span></text:p><text:p text:style-name="P10"><text:span text:style-name="Strong_20_Emphasis"><text:span text:style-name="T7">“</text:span></text:span><text:span text:style-name="Strong_20_Emphasis"><text:span text:style-name="T10">bw -quickstart dirstart</text:span></text:span><text:span text:style-name="Strong_20_Emphasis"><text:span text:style-name="T7">”. </text:span></text:span></text:p></draw:text-box></draw:frame>The following tutorial illustrates a specific example of setting up Bedework to use a MySQL database and local LDAP authentication. <text:s/>This walkthrough assumes a Linux operating system and uses the JBoss packaged with the quickstart.</text:p>
      <text:p text:style-name="Text_20_body">To get the most out of this concrete example, please read through Chapter 2 “Getting Started” and all of Chapter 3 to this point. </text:p>
      <text:list xml:id="list31107777" text:style-name="Numbering_20_1">
        <text:list-item>
          <text:p text:style-name="P42">Download the quickstart release from <text:line-break/><text:a xlink:type="simple" xlink:href="http://www.bedework.org/bedework/update.do?artcenterkey=2">http://www.bedework.org/bedework/update.do?artcenterkey=2</text:a><text:a xlink:type="simple" xlink:href="http://www.bedework.org/bedework/update.do?artcenterkey=2"><text:line-break/></text:a></text:p>
        </text:list-item>
        <text:list-item>
          <text:p text:style-name="P42">Log into a console window and set JAVA_HOME.<text:line-break/>E.g. “export JAVA_HOME=/usr/java/jdk1.6.0_16” (in windows: <text:line-break/>“set JAVA_HOME=C:\Program Files\Java\jdk1.6.0_16”)<text:line-break/></text:p>
        </text:list-item>
        <text:list-item>
          <text:p text:style-name="P42">Unzip the quickstart, and run it to demonstrate that it is working as expected:</text:p>
          <text:p text:style-name="P38">open three consoles and cd &lt;quickstartDirectory&gt;<text:line-break/>console 1: ./bw -quickstart dirstart</text:p>
          <text:p text:style-name="P38">console 2: ./startjboss</text:p>
          <text:p text:style-name="P38">console 3: ./bw -quickstart tomcatstart</text:p>
          <text:p text:style-name="P42"/>
        </text:list-item>
        <text:list-item>
          <text:p text:style-name="P42">Copy the configurations directory to your home directory:</text:p>
          <text:p text:style-name="P38">cp &lt;quickstartDirectory&gt;/bedework/config/bwbuild /home/&lt;userid&gt;/</text:p>
        </text:list-item>
      </text:list>
      <text:p text:style-name="BulletedNumberText"/>
      <text:list xml:id="list31132980" text:continue-numbering="true" text:style-name="Numbering_20_1">
        <text:list-item>
          <text:p text:style-name="P42">Add mysql jar files: <text:line-break/>The official JDBC driver for MySQL is called Connector/J - download it from <text:a xlink:type="simple" xlink:href="http://www.mysql.com/">http://www.mysql.com</text:a> (e.g. mysql-connector-java-5.1.11-bin.jar). <text:s/>Copy the file into </text:p>
          <text:p text:style-name="P38">/home/&lt;userid&gt;/bwbuild/jboss-mysql/lib/server/ </text:p>
          <text:p text:style-name="P42">The jar file will be copied into <text:s/>&lt;quickstart&gt;/jboss-5.1.0.GA/server/default/lib/ during the build (you can alternately add it directly there). See also: <text:a xlink:type="simple" xlink:href="http://docs.jboss.org/jbossas/getting_started/v5/html/db.html">http://docs.jboss.org/jbossas/getting_started/v5/html/db.html</text:a>.<text:line-break/></text:p>
        </text:list-item>
        <text:list-item>
          <text:p text:style-name="P42"><text:soft-page-break/>Set up the database:</text:p>
          <text:list>
            <text:list-item>
              <text:p text:style-name="P42">Verify that you have an instance of MySQL running on your system, e.g. version 5.1.</text:p>
            </text:list-item>
            <text:list-item>
              <text:p text:style-name="P42"><text:s/>Login to MySQL as root and create a database:</text:p>
            </text:list-item>
          </text:list>
          <text:p text:style-name="P38">create database bedework3p6</text:p>
          <text:list>
            <text:list-item>
              <text:p text:style-name="P42">Grant privileges on the table to a user of your choice (e.g. “bedework”):</text:p>
            </text:list-item>
          </text:list>
          <text:p text:style-name="P38">grant all on bedework3p6.* to 'bedework' identified by 'password';</text:p>
          <text:p text:style-name="P42"><text:line-break/></text:p>
        </text:list-item>
        <text:list-item>
          <text:p text:style-name="P42">Edit jboss-5.1.0/server/default/bwdeploy/<text:span text:style-name="T1">bedework-ds.xml </text:span><text:span text:style-name="T2">and modify the CalendarDS data source JBoss will use to connect to the Bedework database. <text:s/>R</text:span>eplace the CalendarDS data source with the following to move to MySQL, and update the &lt;connection-url&gt;, &lt;user-name&gt;, and &lt;password&gt; appropriately:</text:p>
          <text:p text:style-name="P38">&lt;datasources&gt; <text:line-break/> <text:s/>&lt;local-tx-datasource&gt;<text:line-break/> <text:s text:c="3"/>&lt;jndi-name&gt;CalendarDS&lt;/jndi-name&gt;<text:line-break/> <text:s text:c="3"/>&lt;connection-url&gt;jdbc:mysql://127.0.0.1:3306/bedework3p6&lt;/connection-url&gt;<text:line-break/> <text:s text:c="3"/>&lt;driver-class&gt;com.mysql.jdbc.Driver&lt;/driver-class&gt;<text:line-break/> <text:s text:c="3"/>&lt;user-name&gt;bedework&lt;/user-name&gt;<text:line-break/> <text:s text:c="3"/>&lt;password&gt;mypswd&lt;/password&gt;<text:line-break/> <text:s text:c="3"/>&lt;min-pool-size&gt;5&lt;/min-pool-size&gt;<text:line-break/> <text:s text:c="3"/>&lt;max-pool-size&gt;100&lt;/max-pool-size&gt;<text:line-break/> <text:s text:c="3"/>&lt;blocking-timeout-millis&gt;5000&lt;/blocking-timeout-millis&gt;<text:line-break/> <text:s text:c="3"/>&lt;idle-timeout-minutes&gt;15&lt;/idle-timeout-minutes&gt;<text:line-break/> <text:s text:c="3"/>&lt;metadata&gt;<text:line-break/> <text:s text:c="5"/>&lt;type-mapping&gt;mySQL&lt;/type-mapping&gt;<text:line-break/> <text:s text:c="3"/>&lt;/metadata&gt;<text:line-break/> <text:s/>&lt;/local-tx-datasource&gt;</text:p>
          <text:p text:style-name="P38">&lt;/datasources&gt; </text:p>
          <text:p text:style-name="P42"/>
        </text:list-item>
        <text:list-item>
          <text:p text:style-name="P42">Modify the example jboss-mysql configuration provided with the quickstart</text:p>
          <text:list>
            <text:list-item>
              <text:p text:style-name="P42">Modify /home/&lt;userid&gt;/bwbuild/jboss-mysql/<text:span text:style-name="T1">cal.properties</text:span>:</text:p>
            </text:list-item>
          </text:list>
        </text:list-item>
      </text:list>
      <text:list xml:id="list31126299" text:style-name="L11">
        <text:list-item>
          <text:list>
            <text:list-item>
              <text:list>
                <text:list-item>
                  <text:p text:style-name="P43">Remove from the list of applications on line 19 any you don't want to build:</text:p>
                </text:list-item>
              </text:list>
            </text:list-item>
          </text:list>
        </text:list-item>
      </text:list>
      <text:list xml:id="list31116653" text:continue-list="list31132980" text:style-name="Numbering_20_1">
        <text:list-item>
          <text:list>
            <text:list-item>
              <text:list>
                <text:list-header>
                  <text:p text:style-name="P40">org.bedework.install.app.names=&lt;apps&gt;</text:p>
                </text:list-header>
              </text:list>
            </text:list-item>
          </text:list>
        </text:list-item>
      </text:list>
      <text:list xml:id="list31113327" text:style-name="L12">
        <text:list-item>
          <text:list>
            <text:list-item>
              <text:list>
                <text:list-item>
                  <text:p text:style-name="P44"><text:soft-page-break/>On lines 34-36, set the URL, username, and password for the database (as was done in step 6). E.g. the URL would be:</text:p>
                </text:list-item>
              </text:list>
            </text:list-item>
          </text:list>
        </text:list-item>
      </text:list>
      <text:list xml:id="list31134037" text:continue-list="list31116653" text:style-name="Numbering_20_1">
        <text:list-item>
          <text:list>
            <text:list-item>
              <text:list>
                <text:list-header>
                  <text:p text:style-name="P40"><text:s/>org.bedework.global.jdbcurl=jdbc:mysql://127.0.0.1:3306/bedework3p6</text:p>
                  <text:p text:style-name="P13">assuming MySQL is running on the same server – otherwise, adjust the URL appropriately.</text:p>
                </text:list-header>
              </text:list>
            </text:list-item>
            <text:list-item>
              <text:p text:style-name="P42">Modify /home/&lt;userid&gt;/bwbuild/jboss-mysql/<text:span text:style-name="T1">cal.options.xml</text:span>:</text:p>
            </text:list-item>
          </text:list>
        </text:list-item>
      </text:list>
      <text:list xml:id="list31122911" text:style-name="L13">
        <text:list-item>
          <text:list>
            <text:list-item>
              <text:list>
                <text:list-item>
                  <text:p text:style-name="P45">Set the default tzid (timezone id) and the systemid on lines 115 &amp; 116, e.g.</text:p>
                  <text:p text:style-name="P39">&lt;tzid&gt;America/New York&lt;/tzid&gt; and<text:line-break/>&lt;systemid&gt;<text:a xlink:type="simple" xlink:href="mailto:calendar@mysite.edu">calendar@mysite.edu</text:a>&lt;/systemid&gt;.</text:p>
                  <text:p text:style-name="P45">The systemid is used to uniquely identify the events in your system</text:p>
                </text:list-item>
                <text:list-item>
                  <text:p text:style-name="P45">Change <text:span text:style-name="T1">&lt;browserResourcesRoot&gt;</text:span> <text:s/>(in<text:span text:style-name="T2"> six </text:span>places) to reference the server from which the resources should be served (can't be localhost).<text:line-break/></text:p>
                </text:list-item>
              </text:list>
            </text:list-item>
          </text:list>
        </text:list-item>
      </text:list>
      <text:list xml:id="list31129508" text:continue-list="list31134037" text:style-name="Numbering_20_1">
        <text:list-item>
          <text:p text:style-name="P13"><text:s/>Build the system:</text:p>
        </text:list-item>
      </text:list>
      <text:list xml:id="list22150185" text:style-name="Numbering_20_1">
        <text:list-header>
          <text:p text:style-name="P38">./bw -bwc jboss-mysql clean.deploy.debug</text:p>
        </text:list-header>
      </text:list>
      <text:list xml:id="list31125398" text:continue-list="list31129508" text:style-name="Numbering_20_1">
        <text:list-header>
          <text:p text:style-name="P42"/>
        </text:list-header>
        <text:list-item>
          <text:p text:style-name="P42"><text:s/>Follow instructions in Chapter 2 "Bedework Basics" to initialize the database schema and restore a data file using the JMX console.</text:p>
          <text:list>
            <text:list-item>
              <text:p text:style-name="P42">If a new installation, use one of the provided data files</text:p>
            </text:list-item>
            <text:list-item>
              <text:p text:style-name="P42">If upgrading, restore a dumped file. <text:s/>Please see the “Upgrading” section in this chapter for details on how to upgrade from a system earlier than Bedework 3.5.</text:p>
            </text:list-item>
          </text:list>
          <text:p text:style-name="P13"><text:s/></text:p>
        </text:list-item>
        <text:list-item>
          <text:p text:style-name="P13"><text:s/>Verify that Bedework starts up and that the web clients are working as expected: <text:line-break/></text:p>
          <text:p text:style-name="P38">open three consoles and cd &lt;quickstartDirectory&gt;<text:line-break/>console 1: ./bw -bwc jboss-mysql dirstart</text:p>
          <text:p text:style-name="P38">console 2: ./startjboss</text:p>
          <text:p text:style-name="P38">console 3: ./bw -bwc jboss-mysql tomcatstart</text:p>
          <text:p text:style-name="P13"><text:s text:c="2"/></text:p>
        </text:list-item>
        <text:list-item>
          <text:p text:style-name="P13">Use your local LDAP directory for authentication:</text:p>
          <text:list>
            <text:list-item>
              <text:p text:style-name="P13">FIRST, login to the Bedework admin client and add a superuser that exists in your local LDAP directory: </text:p>
              <text:list>
                <text:list-item>
                  <text:p text:style-name="P13">login as admin </text:p>
                </text:list-item>
                <text:list-item>
                  <text:p text:style-name="P13">click the “System” tab</text:p>
                </text:list-item>
                <text:list-item>
                  <text:p text:style-name="P13">select “Manage System Preferences”</text:p>
                </text:list-item>
                <text:list-item>
                  <text:p text:style-name="P13"><text:soft-page-break/>In the third row, add a username (probably yourself) to the comma separated list of superusers. <text:s/>Do not remove the “admin” user.</text:p>
                </text:list-item>
              </text:list>
            </text:list-item>
            <text:list-item>
              <text:p text:style-name="P13">Configure JBoss to point at your local LDAP server:</text:p>
              <text:list>
                <text:list-item>
                  <text:p text:style-name="P13">Edit &lt;quickstart&gt;/jboss-5.1.0.GA /server/default/conf/login-config.xml</text:p>
                </text:list-item>
                <text:list-item>
                  <text:p text:style-name="P13">Modify the &lt;application-policy name=”bedeworkdemo”&gt; section found on line 110 to point to your local LDAP server. This will typically involve modifying three properties: <text:s/></text:p>
                  <text:p text:style-name="P13"/>
                  <text:p text:style-name="P40">principalDNPrefix, e.g. "uid="</text:p>
                  <text:p text:style-name="P40">principalDNSuffix, e.g. ",ou=accounts, dc=rpi, dc=edu"</text:p>
                  <text:p text:style-name="P40">java.naming.provider.url, e.g "ldap://login.myserver.edu/"</text:p>
                  <text:p text:style-name="P13">Note: if you choose to change the name “bedeworkdemo” to something more reasonable for your site, you must update the references to "bedeworkdemo" in bwbuild/cal.options (four places) to reflect the new policy name.)</text:p>
                </text:list-item>
                <text:list-item>
                  <text:p text:style-name="P13">Prepare your group properties - Modify<text:line-break/>/home/&lt;userid&gt;/bwbuild/jboss-mysql/<text:span text:style-name="T1">cal.options.xml:<text:line-break/></text:span>Set the &lt;user-ldap-group&gt; options on lines 68-87</text:p>
                </text:list-item>
                <text:list-item>
                  <text:p text:style-name="P13">Rebuild the system:</text:p>
                </text:list-item>
              </text:list>
            </text:list-item>
          </text:list>
        </text:list-item>
      </text:list>
      <text:list xml:id="list31125565" text:style-name="L14">
        <text:list-item>
          <text:p text:style-name="P17">stop JBoss</text:p>
        </text:list-item>
        <text:list-item>
          <text:p text:style-name="P17">./bw -bwc jboss-mysql clean.deploy.debug</text:p>
        </text:list-item>
        <text:list-item>
          <text:p text:style-name="P17">restart JBoss</text:p>
        </text:list-item>
      </text:list>
      <text:list xml:id="list31126610" text:continue-list="list31125398" text:style-name="Numbering_20_1">
        <text:list-item>
          <text:list>
            <text:list-item>
              <text:list>
                <text:list-item>
                  <text:p text:style-name="P13">Test the web clients. <text:s/>Login to the admin or user client to test Ldap auth.</text:p>
                </text:list-item>
              </text:list>
            </text:list-item>
          </text:list>
        </text:list-item>
      </text:list>
      <text:p text:style-name="Standard"/>
      <text:p text:style-name="Standard">You should now have a production-ready Bedework system running.</text:p>
      <text:p text:style-name="Standard"/>
      <text:p text:style-name="P9">A few common things not covered in this tutorial:</text:p>
      <text:list xml:id="list31111251" text:style-name="L15">
        <text:list-item>
          <text:p text:style-name="P14">Access to the JBoss JMX console should be restricted. <text:s/>Look to </text:p>
        </text:list-item>
        <text:list-item>
          <text:p text:style-name="P14">Copying ear or war files into and configuring settings for an existing J2EE or servlet container. </text:p>
        </text:list-item>
        <text:list-item>
          <text:p text:style-name="P14">Setting JVM parameters (see section 3.5). <text:s/>You should run Bedework in production with plenty of memory. </text:p>
        </text:list-item>
        <text:list-item>
          <text:p text:style-name="P14">Moving the Bedework themes to a different web server (see section 3.12) – you do not have to do this, but it will probably make theming easier.</text:p>
        </text:list-item>
      </text:list>
      <text:p text:style-name="Standard"/>
      <text:p text:style-name="Text_20_body">Build Notes:</text:p>
      <text:list xml:id="list31122687" text:style-name="L16">
        <text:list-item>
          <text:p text:style-name="P32"><text:span text:style-name="T5">./bw</text:span> is a script that fires off Bedework's ant builds. <text:s/><text:span text:style-name="T9">To see more instructions, type “./bw” for help at the command line.</text:span></text:p>
        </text:list-item>
        <text:list-item>
          <text:p text:style-name="P32"><text:span text:style-name="T5">-quickstart</text:span> tells Bedework to use the configurations found in <text:soft-page-break/>bedework/config/bwbuild/ (Bedework will otherwise look first in your home directory for configurations).</text:p>
        </text:list-item>
        <text:list-item>
          <text:p text:style-name="P33"><text:span text:style-name="T1">-bwc </text:span><text:s/><text:span text:style-name="T8">tells Bedework which configuration directory to use; as of Bedework 3.6 the quickstart is intended to be built for Jboss. “</text:span>-quickstart -bwc jboss” <text:span text:style-name="T8">tells Bedework to use the bedework/config/bwbuild/jboss configurations.</text:span></text:p>
        </text:list-item>
        <text:list-item>
          <text:p text:style-name="P15"><text:span text:style-name="T5">deploy, deploy.debug, clean.deploy.debug</text:span><text:span text:style-name="T6"> </text:span><text:span text:style-name="T8">are targets passed t</text:span>o Ant. <text:s/>Use “deploy.debug” while testing and developing. <text:s/>Use “deploy” for a production release. “clean” will force a deep clean during the build, removing and recompiling all dependencies.</text:p>
          <text:p text:style-name="P15"/>
        </text:list-item>
      </text:list>
      <text:p text:style-name="Standard">Other scripts:<text:line-break/></text:p>
      <text:list xml:id="list31135964" text:continue-numbering="true" text:style-name="L16">
        <text:list-item>
          <text:p text:style-name="P16"><text:span text:style-name="T1">./startjboss </text:span><text:span text:style-name="T8"><text:s/>is a script to launch JBoss. <text:s/>It accepts a number of command line parameters. <text:s/>To see more instruction, type “./startjboss -usage” for help at the command line (or look at section 3.5).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PalatinoLinotype-Roman" svg:font-family="PalatinoLinotype-Roman"/>
    <style:font-face style:name="StarSymbol1"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3" svg:font-family="'Palatino Linotype'" style:font-family-generic="roman"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list-style-name="" style:class="text" style:master-page-name="">
      <style:paragraph-properties fo:text-align="center" style:justify-single-word="false" style:page-number="auto"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space-before="0.5in" text:min-label-width="0.1575in"/>
        <style:text-properties style:font-name="StarSymbol"/>
      </text:list-level-style-bullet>
      <text:list-level-style-bullet text:level="2" text:style-name="Bullet_20_Symbols" text:bullet-char="•">
        <style:list-level-properties text:space-before="0.1in" text:min-label-width="0.1575in"/>
        <style:text-properties style:font-name="StarSymbol"/>
      </text:list-level-style-bullet>
      <text:list-level-style-bullet text:level="3" text:style-name="Bullet_20_Symbols" text:bullet-char="•">
        <style:list-level-properties text:space-before="0.15in" text:min-label-width="0.1575in"/>
        <style:text-properties style:font-name="StarSymbol"/>
      </text:list-level-style-bullet>
      <text:list-level-style-bullet text:level="4" text:style-name="Bullet_20_Symbols" text:bullet-char="•">
        <style:list-level-properties text:space-before="0.2in" text:min-label-width="0.1575in"/>
        <style:text-properties style:font-name="StarSymbol"/>
      </text:list-level-style-bullet>
      <text:list-level-style-bullet text:level="5" text:style-name="Bullet_20_Symbols" text:bullet-char="•">
        <style:list-level-properties text:space-before="0.25in" text:min-label-width="0.1575in"/>
        <style:text-properties style:font-name="StarSymbol"/>
      </text:list-level-style-bullet>
      <text:list-level-style-bullet text:level="6" text:style-name="Bullet_20_Symbols" text:bullet-char="•">
        <style:list-level-properties text:space-before="0.3in" text:min-label-width="0.1575in"/>
        <style:text-properties style:font-name="StarSymbol"/>
      </text:list-level-style-bullet>
      <text:list-level-style-bullet text:level="7" text:style-name="Bullet_20_Symbols" text:bullet-char="•">
        <style:list-level-properties text:space-before="0.35in" text:min-label-width="0.1575in"/>
        <style:text-properties style:font-name="StarSymbol"/>
      </text:list-level-style-bullet>
      <text:list-level-style-bullet text:level="8" text:style-name="Bullet_20_Symbols" text:bullet-char="•">
        <style:list-level-properties text:space-before="0.4in" text:min-label-width="0.1575in"/>
        <style:text-properties style:font-name="StarSymbol"/>
      </text:list-level-style-bullet>
      <text:list-level-style-bullet text:level="9" text:style-name="Bullet_20_Symbols" text:bullet-char="•">
        <style:list-level-properties text:space-before="0.45in" text:min-label-width="0.1575in"/>
        <style:text-properties style:font-name="StarSymbol"/>
      </text:list-level-style-bullet>
      <text:list-level-style-bullet text:level="10" text:style-name="Bullet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10-02-25T11:01:01.73">Feb 25, 2010</text:date> <text:tab/><text:tab/>p.<text:page-number text:select-page="current">2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09:43:04.73</meta:creation-date>
    <dc:language>en-US</dc:language>
    <meta:editing-cycles>127</meta:editing-cycles>
    <meta:editing-duration>PT80H34M55S</meta:editing-duration>
    <dc:title>BedeworkTemplate</dc:title>
    <meta:initial-creator>Arlen Johnson</meta:initial-creator>
    <dc:date>2010-02-25T11:01:01.66</dc:date>
    <meta:printed-by>Arlen Johnson</meta:printed-by>
    <meta:print-date>2009-09-16T10:02:26.37</meta:print-date>
    <dc:creator>Arlen Johnson</dc:creator>
    <meta:document-statistic meta:table-count="0" meta:image-count="0" meta:object-count="0" meta:page-count="28" meta:paragraph-count="451" meta:word-count="7196" meta:character-count="49472"/>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10-07T16:52:01"/>
  </office:meta>
</office:document-meta>
</file>